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europilType</text:p>
          </table:table-cell>
          <table:table-cell table:number-columns-repeated="3"/>
          <table:table-cell office:value-type="string" calcext:value-type="string">
            <text:p>ChatGPT ques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europilType</text:p>
          </table:table-cell>
          <table:table-cell office:value-type="string" calcext:value-type="string">
            <text:p>excitationType</text:p>
          </table:table-cell>
          <table:table-cell table:number-columns-repeated="3"/>
          <table:table-cell office:value-type="string" calcext:value-type="string">
            <text:p>ChatGPT question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excitationType</text:p>
          </table:table-cell>
        </table:table-row>
        <table:table-row table:style-name="ro2">
          <table:table-cell office:value-type="string" calcext:value-type="string">
            <text:p>LOP_R</text:p>
          </table:table-cell>
          <table:table-cell office:value-type="string" calcext:value-type="string">
            <text:p>What are Drosophila </text:p>
          </table:table-cell>
          <table:table-cell table:formula="of:=[.A2]" office:value-type="string" office:string-value="LOP_R" calcext:value-type="string">
            <text:p>LOP_R</text:p>
          </table:table-cell>
          <table:table-cell office:value-type="string" calcext:value-type="string">
            <text:p><text:s/>neurons?</text:p>
          </table:table-cell>
          <table:table-cell table:formula="of:=[.B2]&amp;[.C2]&amp;[.D2]" office:value-type="string" office:string-value="What are Drosophila LOP_R neurons?" calcext:value-type="string">
            <text:p>What are Drosophila LOP_R neurons?</text:p>
          </table:table-cell>
          <table:table-cell/>
          <table:table-cell table:formula="of:=[.A2]" office:value-type="string" office:string-value="LOP_R" calcext:value-type="string">
            <text:p>LOP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]" office:value-type="string" office:string-value="LOP_R" calcext:value-type="string">
            <text:p>LOP_R</text:p>
          </table:table-cell>
          <table:table-cell office:value-type="string" calcext:value-type="string">
            <text:p><text:s/>neurons excitatory or inhibitory?</text:p>
          </table:table-cell>
          <table:table-cell table:formula="of:=[.I2]&amp;[.J2]&amp;[.K2]" office:value-type="string" office:string-value="Are Drosophila LOP_R neurons excitatory or inhibitory?" calcext:value-type="string">
            <text:p>Are Drosophila LOP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P_L</text:p>
          </table:table-cell>
          <table:table-cell office:value-type="string" calcext:value-type="string">
            <text:p>What are Drosophila </text:p>
          </table:table-cell>
          <table:table-cell table:formula="of:=[.A3]" office:value-type="string" office:string-value="SLP_L" calcext:value-type="string">
            <text:p>SLP_L</text:p>
          </table:table-cell>
          <table:table-cell office:value-type="string" calcext:value-type="string">
            <text:p><text:s/>neurons?</text:p>
          </table:table-cell>
          <table:table-cell table:formula="of:=[.B3]&amp;[.C3]&amp;[.D3]" office:value-type="string" office:string-value="What are Drosophila SLP_L neurons?" calcext:value-type="string">
            <text:p>What are Drosophila SLP_L neurons?</text:p>
          </table:table-cell>
          <table:table-cell/>
          <table:table-cell table:formula="of:=[.A3]" office:value-type="string" office:string-value="SLP_L" calcext:value-type="string">
            <text:p>SLP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3]" office:value-type="string" office:string-value="SLP_L" calcext:value-type="string">
            <text:p>SLP_L</text:p>
          </table:table-cell>
          <table:table-cell office:value-type="string" calcext:value-type="string">
            <text:p><text:s/>neurons excitatory or inhibitory?</text:p>
          </table:table-cell>
          <table:table-cell table:formula="of:=[.I3]&amp;[.J3]&amp;[.K3]" office:value-type="string" office:string-value="Are Drosophila SLP_L neurons excitatory or inhibitory?" calcext:value-type="string">
            <text:p>Are Drosophila SLP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L_R</text:p>
          </table:table-cell>
          <table:table-cell office:value-type="string" calcext:value-type="string">
            <text:p>What are Drosophila </text:p>
          </table:table-cell>
          <table:table-cell table:formula="of:=[.A4]" office:value-type="string" office:string-value="SCL_R" calcext:value-type="string">
            <text:p>SCL_R</text:p>
          </table:table-cell>
          <table:table-cell office:value-type="string" calcext:value-type="string">
            <text:p><text:s/>neurons?</text:p>
          </table:table-cell>
          <table:table-cell table:formula="of:=[.B4]&amp;[.C4]&amp;[.D4]" office:value-type="string" office:string-value="What are Drosophila SCL_R neurons?" calcext:value-type="string">
            <text:p>What are Drosophila SCL_R neurons?</text:p>
          </table:table-cell>
          <table:table-cell/>
          <table:table-cell table:formula="of:=[.A4]" office:value-type="string" office:string-value="SCL_R" calcext:value-type="string">
            <text:p>SCL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4]" office:value-type="string" office:string-value="SCL_R" calcext:value-type="string">
            <text:p>SCL_R</text:p>
          </table:table-cell>
          <table:table-cell office:value-type="string" calcext:value-type="string">
            <text:p><text:s/>neurons excitatory or inhibitory?</text:p>
          </table:table-cell>
          <table:table-cell table:formula="of:=[.I4]&amp;[.J4]&amp;[.K4]" office:value-type="string" office:string-value="Are Drosophila SCL_R neurons excitatory or inhibitory?" calcext:value-type="string">
            <text:p>Are Drosophila SCL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_R</text:p>
          </table:table-cell>
          <table:table-cell office:value-type="string" calcext:value-type="string">
            <text:p>What are Drosophila </text:p>
          </table:table-cell>
          <table:table-cell table:formula="of:=[.A5]" office:value-type="string" office:string-value="AME_R" calcext:value-type="string">
            <text:p>AME_R</text:p>
          </table:table-cell>
          <table:table-cell office:value-type="string" calcext:value-type="string">
            <text:p><text:s/>neurons?</text:p>
          </table:table-cell>
          <table:table-cell table:formula="of:=[.B5]&amp;[.C5]&amp;[.D5]" office:value-type="string" office:string-value="What are Drosophila AME_R neurons?" calcext:value-type="string">
            <text:p>What are Drosophila AME_R neurons?</text:p>
          </table:table-cell>
          <table:table-cell/>
          <table:table-cell table:formula="of:=[.A5]" office:value-type="string" office:string-value="AME_R" calcext:value-type="string">
            <text:p>AME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5]" office:value-type="string" office:string-value="AME_R" calcext:value-type="string">
            <text:p>AME_R</text:p>
          </table:table-cell>
          <table:table-cell office:value-type="string" calcext:value-type="string">
            <text:p><text:s/>neurons excitatory or inhibitory?</text:p>
          </table:table-cell>
          <table:table-cell table:formula="of:=[.I5]&amp;[.J5]&amp;[.K5]" office:value-type="string" office:string-value="Are Drosophila AME_R neurons excitatory or inhibitory?" calcext:value-type="string">
            <text:p>Are Drosophila AME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LP_L</text:p>
          </table:table-cell>
          <table:table-cell office:value-type="string" calcext:value-type="string">
            <text:p>What are Drosophila </text:p>
          </table:table-cell>
          <table:table-cell table:formula="of:=[.A6]" office:value-type="string" office:string-value="AVLP_L" calcext:value-type="string">
            <text:p>AVLP_L</text:p>
          </table:table-cell>
          <table:table-cell office:value-type="string" calcext:value-type="string">
            <text:p><text:s/>neurons?</text:p>
          </table:table-cell>
          <table:table-cell table:formula="of:=[.B6]&amp;[.C6]&amp;[.D6]" office:value-type="string" office:string-value="What are Drosophila AVLP_L neurons?" calcext:value-type="string">
            <text:p>What are Drosophila AVLP_L neurons?</text:p>
          </table:table-cell>
          <table:table-cell/>
          <table:table-cell table:formula="of:=[.A6]" office:value-type="string" office:string-value="AVLP_L" calcext:value-type="string">
            <text:p>AVLP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6]" office:value-type="string" office:string-value="AVLP_L" calcext:value-type="string">
            <text:p>AVLP_L</text:p>
          </table:table-cell>
          <table:table-cell office:value-type="string" calcext:value-type="string">
            <text:p><text:s/>neurons excitatory or inhibitory?</text:p>
          </table:table-cell>
          <table:table-cell table:formula="of:=[.I6]&amp;[.J6]&amp;[.K6]" office:value-type="string" office:string-value="Are Drosophila AVLP_L neurons excitatory or inhibitory?" calcext:value-type="string">
            <text:p>Are Drosophila AVLP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_L</text:p>
          </table:table-cell>
          <table:table-cell office:value-type="string" calcext:value-type="string">
            <text:p>What are Drosophila </text:p>
          </table:table-cell>
          <table:table-cell table:formula="of:=[.A7]" office:value-type="string" office:string-value="FLA_L" calcext:value-type="string">
            <text:p>FLA_L</text:p>
          </table:table-cell>
          <table:table-cell office:value-type="string" calcext:value-type="string">
            <text:p><text:s/>neurons?</text:p>
          </table:table-cell>
          <table:table-cell table:formula="of:=[.B7]&amp;[.C7]&amp;[.D7]" office:value-type="string" office:string-value="What are Drosophila FLA_L neurons?" calcext:value-type="string">
            <text:p>What are Drosophila FLA_L neurons?</text:p>
          </table:table-cell>
          <table:table-cell/>
          <table:table-cell table:formula="of:=[.A7]" office:value-type="string" office:string-value="FLA_L" calcext:value-type="string">
            <text:p>FLA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7]" office:value-type="string" office:string-value="FLA_L" calcext:value-type="string">
            <text:p>FLA_L</text:p>
          </table:table-cell>
          <table:table-cell office:value-type="string" calcext:value-type="string">
            <text:p><text:s/>neurons excitatory or inhibitory?</text:p>
          </table:table-cell>
          <table:table-cell table:formula="of:=[.I7]&amp;[.J7]&amp;[.K7]" office:value-type="string" office:string-value="Are Drosophila FLA_L neurons excitatory or inhibitory?" calcext:value-type="string">
            <text:p>Are Drosophila FLA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VLP_L</text:p>
          </table:table-cell>
          <table:table-cell office:value-type="string" calcext:value-type="string">
            <text:p>What are Drosophila </text:p>
          </table:table-cell>
          <table:table-cell table:formula="of:=[.A8]" office:value-type="string" office:string-value="PVLP_L" calcext:value-type="string">
            <text:p>PVLP_L</text:p>
          </table:table-cell>
          <table:table-cell office:value-type="string" calcext:value-type="string">
            <text:p><text:s/>neurons?</text:p>
          </table:table-cell>
          <table:table-cell table:formula="of:=[.B8]&amp;[.C8]&amp;[.D8]" office:value-type="string" office:string-value="What are Drosophila PVLP_L neurons?" calcext:value-type="string">
            <text:p>What are Drosophila PVLP_L neurons?</text:p>
          </table:table-cell>
          <table:table-cell/>
          <table:table-cell table:formula="of:=[.A8]" office:value-type="string" office:string-value="PVLP_L" calcext:value-type="string">
            <text:p>PVLP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8]" office:value-type="string" office:string-value="PVLP_L" calcext:value-type="string">
            <text:p>PVLP_L</text:p>
          </table:table-cell>
          <table:table-cell office:value-type="string" calcext:value-type="string">
            <text:p><text:s/>neurons excitatory or inhibitory?</text:p>
          </table:table-cell>
          <table:table-cell table:formula="of:=[.I8]&amp;[.J8]&amp;[.K8]" office:value-type="string" office:string-value="Are Drosophila PVLP_L neurons excitatory or inhibitory?" calcext:value-type="string">
            <text:p>Are Drosophila PVLP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D</text:p>
          </table:table-cell>
          <table:table-cell office:value-type="string" calcext:value-type="string">
            <text:p>What are Drosophila </text:p>
          </table:table-cell>
          <table:table-cell table:formula="of:=[.A9]" office:value-type="string" office:string-value="SAD" calcext:value-type="string">
            <text:p>SAD</text:p>
          </table:table-cell>
          <table:table-cell office:value-type="string" calcext:value-type="string">
            <text:p><text:s/>neurons?</text:p>
          </table:table-cell>
          <table:table-cell table:formula="of:=[.B9]&amp;[.C9]&amp;[.D9]" office:value-type="string" office:string-value="What are Drosophila SAD neurons?" calcext:value-type="string">
            <text:p>What are Drosophila SAD neurons?</text:p>
          </table:table-cell>
          <table:table-cell/>
          <table:table-cell table:formula="of:=[.A9]" office:value-type="string" office:string-value="SAD" calcext:value-type="string">
            <text:p>SAD</text:p>
          </table:table-cell>
          <table:table-cell/>
          <table:table-cell office:value-type="string" calcext:value-type="string">
            <text:p>Are Drosophila </text:p>
          </table:table-cell>
          <table:table-cell table:formula="of:=[.C9]" office:value-type="string" office:string-value="SAD" calcext:value-type="string">
            <text:p>SAD</text:p>
          </table:table-cell>
          <table:table-cell office:value-type="string" calcext:value-type="string">
            <text:p><text:s/>neurons excitatory or inhibitory?</text:p>
          </table:table-cell>
          <table:table-cell table:formula="of:=[.I9]&amp;[.J9]&amp;[.K9]" office:value-type="string" office:string-value="Are Drosophila SAD neurons excitatory or inhibitory?" calcext:value-type="string">
            <text:p>Are Drosophila SAD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_ML_L</text:p>
          </table:table-cell>
          <table:table-cell office:value-type="string" calcext:value-type="string">
            <text:p>What are Drosophila </text:p>
          </table:table-cell>
          <table:table-cell table:formula="of:=[.A10]" office:value-type="string" office:string-value="MB_ML_L" calcext:value-type="string">
            <text:p>MB_ML_L</text:p>
          </table:table-cell>
          <table:table-cell office:value-type="string" calcext:value-type="string">
            <text:p><text:s/>neurons?</text:p>
          </table:table-cell>
          <table:table-cell table:formula="of:=[.B10]&amp;[.C10]&amp;[.D10]" office:value-type="string" office:string-value="What are Drosophila MB_ML_L neurons?" calcext:value-type="string">
            <text:p>What are Drosophila MB_ML_L neurons?</text:p>
          </table:table-cell>
          <table:table-cell/>
          <table:table-cell table:formula="of:=[.A10]" office:value-type="string" office:string-value="MB_ML_L" calcext:value-type="string">
            <text:p>MB_ML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0]" office:value-type="string" office:string-value="MB_ML_L" calcext:value-type="string">
            <text:p>MB_ML_L</text:p>
          </table:table-cell>
          <table:table-cell office:value-type="string" calcext:value-type="string">
            <text:p><text:s/>neurons excitatory or inhibitory?</text:p>
          </table:table-cell>
          <table:table-cell table:formula="of:=[.I10]&amp;[.J10]&amp;[.K10]" office:value-type="string" office:string-value="Are Drosophila MB_ML_L neurons excitatory or inhibitory?" calcext:value-type="string">
            <text:p>Are Drosophila MB_ML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R_R</text:p>
          </table:table-cell>
          <table:table-cell office:value-type="string" calcext:value-type="string">
            <text:p>What are Drosophila </text:p>
          </table:table-cell>
          <table:table-cell table:formula="of:=[.A11]" office:value-type="string" office:string-value="GOR_R" calcext:value-type="string">
            <text:p>GOR_R</text:p>
          </table:table-cell>
          <table:table-cell office:value-type="string" calcext:value-type="string">
            <text:p><text:s/>neurons?</text:p>
          </table:table-cell>
          <table:table-cell table:formula="of:=[.B11]&amp;[.C11]&amp;[.D11]" office:value-type="string" office:string-value="What are Drosophila GOR_R neurons?" calcext:value-type="string">
            <text:p>What are Drosophila GOR_R neurons?</text:p>
          </table:table-cell>
          <table:table-cell/>
          <table:table-cell table:formula="of:=[.A11]" office:value-type="string" office:string-value="GOR_R" calcext:value-type="string">
            <text:p>GOR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1]" office:value-type="string" office:string-value="GOR_R" calcext:value-type="string">
            <text:p>GOR_R</text:p>
          </table:table-cell>
          <table:table-cell office:value-type="string" calcext:value-type="string">
            <text:p><text:s/>neurons excitatory or inhibitory?</text:p>
          </table:table-cell>
          <table:table-cell table:formula="of:=[.I11]&amp;[.J11]&amp;[.K11]" office:value-type="string" office:string-value="Are Drosophila GOR_R neurons excitatory or inhibitory?" calcext:value-type="string">
            <text:p>Are Drosophila GOR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L_L</text:p>
          </table:table-cell>
          <table:table-cell office:value-type="string" calcext:value-type="string">
            <text:p>What are Drosophila </text:p>
          </table:table-cell>
          <table:table-cell table:formula="of:=[.A12]" office:value-type="string" office:string-value="SCL_L" calcext:value-type="string">
            <text:p>SCL_L</text:p>
          </table:table-cell>
          <table:table-cell office:value-type="string" calcext:value-type="string">
            <text:p><text:s/>neurons?</text:p>
          </table:table-cell>
          <table:table-cell table:formula="of:=[.B12]&amp;[.C12]&amp;[.D12]" office:value-type="string" office:string-value="What are Drosophila SCL_L neurons?" calcext:value-type="string">
            <text:p>What are Drosophila SCL_L neurons?</text:p>
          </table:table-cell>
          <table:table-cell/>
          <table:table-cell table:formula="of:=[.A12]" office:value-type="string" office:string-value="SCL_L" calcext:value-type="string">
            <text:p>SCL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2]" office:value-type="string" office:string-value="SCL_L" calcext:value-type="string">
            <text:p>SCL_L</text:p>
          </table:table-cell>
          <table:table-cell office:value-type="string" calcext:value-type="string">
            <text:p><text:s/>neurons excitatory or inhibitory?</text:p>
          </table:table-cell>
          <table:table-cell table:formula="of:=[.I12]&amp;[.J12]&amp;[.K12]" office:value-type="string" office:string-value="Are Drosophila SCL_L neurons excitatory or inhibitory?" calcext:value-type="string">
            <text:p>Are Drosophila SCL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_PED_L</text:p>
          </table:table-cell>
          <table:table-cell office:value-type="string" calcext:value-type="string">
            <text:p>What are Drosophila </text:p>
          </table:table-cell>
          <table:table-cell table:formula="of:=[.A13]" office:value-type="string" office:string-value="MB_PED_L" calcext:value-type="string">
            <text:p>MB_PED_L</text:p>
          </table:table-cell>
          <table:table-cell office:value-type="string" calcext:value-type="string">
            <text:p><text:s/>neurons?</text:p>
          </table:table-cell>
          <table:table-cell table:formula="of:=[.B13]&amp;[.C13]&amp;[.D13]" office:value-type="string" office:string-value="What are Drosophila MB_PED_L neurons?" calcext:value-type="string">
            <text:p>What are Drosophila MB_PED_L neurons?</text:p>
          </table:table-cell>
          <table:table-cell/>
          <table:table-cell table:formula="of:=[.A13]" office:value-type="string" office:string-value="MB_PED_L" calcext:value-type="string">
            <text:p>MB_PED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3]" office:value-type="string" office:string-value="MB_PED_L" calcext:value-type="string">
            <text:p>MB_PED_L</text:p>
          </table:table-cell>
          <table:table-cell office:value-type="string" calcext:value-type="string">
            <text:p><text:s/>neurons excitatory or inhibitory?</text:p>
          </table:table-cell>
          <table:table-cell table:formula="of:=[.I13]&amp;[.J13]&amp;[.K13]" office:value-type="string" office:string-value="Are Drosophila MB_PED_L neurons excitatory or inhibitory?" calcext:value-type="string">
            <text:p>Are Drosophila MB_PED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_R</text:p>
          </table:table-cell>
          <table:table-cell office:value-type="string" calcext:value-type="string">
            <text:p>What are Drosophila </text:p>
          </table:table-cell>
          <table:table-cell table:formula="of:=[.A14]" office:value-type="string" office:string-value="GA_R" calcext:value-type="string">
            <text:p>GA_R</text:p>
          </table:table-cell>
          <table:table-cell office:value-type="string" calcext:value-type="string">
            <text:p><text:s/>neurons?</text:p>
          </table:table-cell>
          <table:table-cell table:formula="of:=[.B14]&amp;[.C14]&amp;[.D14]" office:value-type="string" office:string-value="What are Drosophila GA_R neurons?" calcext:value-type="string">
            <text:p>What are Drosophila GA_R neurons?</text:p>
          </table:table-cell>
          <table:table-cell/>
          <table:table-cell table:formula="of:=[.A14]" office:value-type="string" office:string-value="GA_R" calcext:value-type="string">
            <text:p>GA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4]" office:value-type="string" office:string-value="GA_R" calcext:value-type="string">
            <text:p>GA_R</text:p>
          </table:table-cell>
          <table:table-cell office:value-type="string" calcext:value-type="string">
            <text:p><text:s/>neurons excitatory or inhibitory?</text:p>
          </table:table-cell>
          <table:table-cell table:formula="of:=[.I14]&amp;[.J14]&amp;[.K14]" office:value-type="string" office:string-value="Are Drosophila GA_R neurons excitatory or inhibitory?" calcext:value-type="string">
            <text:p>Are Drosophila GA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NG</text:p>
          </table:table-cell>
          <table:table-cell office:value-type="string" calcext:value-type="string">
            <text:p>What are Drosophila </text:p>
          </table:table-cell>
          <table:table-cell table:formula="of:=[.A15]" office:value-type="string" office:string-value="GNG" calcext:value-type="string">
            <text:p>GNG</text:p>
          </table:table-cell>
          <table:table-cell office:value-type="string" calcext:value-type="string">
            <text:p><text:s/>neurons?</text:p>
          </table:table-cell>
          <table:table-cell table:formula="of:=[.B15]&amp;[.C15]&amp;[.D15]" office:value-type="string" office:string-value="What are Drosophila GNG neurons?" calcext:value-type="string">
            <text:p>What are Drosophila GNG neurons?</text:p>
          </table:table-cell>
          <table:table-cell/>
          <table:table-cell table:formula="of:=[.A15]" office:value-type="string" office:string-value="GNG" calcext:value-type="string">
            <text:p>GNG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5]" office:value-type="string" office:string-value="GNG" calcext:value-type="string">
            <text:p>GNG</text:p>
          </table:table-cell>
          <table:table-cell office:value-type="string" calcext:value-type="string">
            <text:p><text:s/>neurons excitatory or inhibitory?</text:p>
          </table:table-cell>
          <table:table-cell table:formula="of:=[.I15]&amp;[.J15]&amp;[.K15]" office:value-type="string" office:string-value="Are Drosophila GNG neurons excitatory or inhibitory?" calcext:value-type="string">
            <text:p>Are Drosophila GNG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_R</text:p>
          </table:table-cell>
          <table:table-cell office:value-type="string" calcext:value-type="string">
            <text:p>What are Drosophila </text:p>
          </table:table-cell>
          <table:table-cell table:formula="of:=[.A16]" office:value-type="string" office:string-value="BU_R" calcext:value-type="string">
            <text:p>BU_R</text:p>
          </table:table-cell>
          <table:table-cell office:value-type="string" calcext:value-type="string">
            <text:p><text:s/>neurons?</text:p>
          </table:table-cell>
          <table:table-cell table:formula="of:=[.B16]&amp;[.C16]&amp;[.D16]" office:value-type="string" office:string-value="What are Drosophila BU_R neurons?" calcext:value-type="string">
            <text:p>What are Drosophila BU_R neurons?</text:p>
          </table:table-cell>
          <table:table-cell/>
          <table:table-cell table:formula="of:=[.A16]" office:value-type="string" office:string-value="BU_R" calcext:value-type="string">
            <text:p>BU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6]" office:value-type="string" office:string-value="BU_R" calcext:value-type="string">
            <text:p>BU_R</text:p>
          </table:table-cell>
          <table:table-cell office:value-type="string" calcext:value-type="string">
            <text:p><text:s/>neurons excitatory or inhibitory?</text:p>
          </table:table-cell>
          <table:table-cell table:formula="of:=[.I16]&amp;[.J16]&amp;[.K16]" office:value-type="string" office:string-value="Are Drosophila BU_R neurons excitatory or inhibitory?" calcext:value-type="string">
            <text:p>Are Drosophila BU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L_L</text:p>
          </table:table-cell>
          <table:table-cell office:value-type="string" calcext:value-type="string">
            <text:p>What are Drosophila </text:p>
          </table:table-cell>
          <table:table-cell table:formula="of:=[.A17]" office:value-type="string" office:string-value="LAL_L" calcext:value-type="string">
            <text:p>LAL_L</text:p>
          </table:table-cell>
          <table:table-cell office:value-type="string" calcext:value-type="string">
            <text:p><text:s/>neurons?</text:p>
          </table:table-cell>
          <table:table-cell table:formula="of:=[.B17]&amp;[.C17]&amp;[.D17]" office:value-type="string" office:string-value="What are Drosophila LAL_L neurons?" calcext:value-type="string">
            <text:p>What are Drosophila LAL_L neurons?</text:p>
          </table:table-cell>
          <table:table-cell/>
          <table:table-cell table:formula="of:=[.A17]" office:value-type="string" office:string-value="LAL_L" calcext:value-type="string">
            <text:p>LAL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7]" office:value-type="string" office:string-value="LAL_L" calcext:value-type="string">
            <text:p>LAL_L</text:p>
          </table:table-cell>
          <table:table-cell office:value-type="string" calcext:value-type="string">
            <text:p><text:s/>neurons excitatory or inhibitory?</text:p>
          </table:table-cell>
          <table:table-cell table:formula="of:=[.I17]&amp;[.J17]&amp;[.K17]" office:value-type="string" office:string-value="Are Drosophila LAL_L neurons excitatory or inhibitory?" calcext:value-type="string">
            <text:p>Are Drosophila LAL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P_R</text:p>
          </table:table-cell>
          <table:table-cell office:value-type="string" calcext:value-type="string">
            <text:p>What are Drosophila </text:p>
          </table:table-cell>
          <table:table-cell table:formula="of:=[.A18]" office:value-type="string" office:string-value="SLP_R" calcext:value-type="string">
            <text:p>SLP_R</text:p>
          </table:table-cell>
          <table:table-cell office:value-type="string" calcext:value-type="string">
            <text:p><text:s/>neurons?</text:p>
          </table:table-cell>
          <table:table-cell table:formula="of:=[.B18]&amp;[.C18]&amp;[.D18]" office:value-type="string" office:string-value="What are Drosophila SLP_R neurons?" calcext:value-type="string">
            <text:p>What are Drosophila SLP_R neurons?</text:p>
          </table:table-cell>
          <table:table-cell/>
          <table:table-cell table:formula="of:=[.A18]" office:value-type="string" office:string-value="SLP_R" calcext:value-type="string">
            <text:p>SLP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8]" office:value-type="string" office:string-value="SLP_R" calcext:value-type="string">
            <text:p>SLP_R</text:p>
          </table:table-cell>
          <table:table-cell office:value-type="string" calcext:value-type="string">
            <text:p><text:s/>neurons excitatory or inhibitory?</text:p>
          </table:table-cell>
          <table:table-cell table:formula="of:=[.I18]&amp;[.J18]&amp;[.K18]" office:value-type="string" office:string-value="Are Drosophila SLP_R neurons excitatory or inhibitory?" calcext:value-type="string">
            <text:p>Are Drosophila SLP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_R</text:p>
          </table:table-cell>
          <table:table-cell office:value-type="string" calcext:value-type="string">
            <text:p>What are Drosophila </text:p>
          </table:table-cell>
          <table:table-cell table:formula="of:=[.A19]" office:value-type="string" office:string-value="LA_R" calcext:value-type="string">
            <text:p>LA_R</text:p>
          </table:table-cell>
          <table:table-cell office:value-type="string" calcext:value-type="string">
            <text:p><text:s/>neurons?</text:p>
          </table:table-cell>
          <table:table-cell table:formula="of:=[.B19]&amp;[.C19]&amp;[.D19]" office:value-type="string" office:string-value="What are Drosophila LA_R neurons?" calcext:value-type="string">
            <text:p>What are Drosophila LA_R neurons?</text:p>
          </table:table-cell>
          <table:table-cell/>
          <table:table-cell table:formula="of:=[.A19]" office:value-type="string" office:string-value="LA_R" calcext:value-type="string">
            <text:p>LA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19]" office:value-type="string" office:string-value="LA_R" calcext:value-type="string">
            <text:p>LA_R</text:p>
          </table:table-cell>
          <table:table-cell office:value-type="string" calcext:value-type="string">
            <text:p><text:s/>neurons excitatory or inhibitory?</text:p>
          </table:table-cell>
          <table:table-cell table:formula="of:=[.I19]&amp;[.J19]&amp;[.K19]" office:value-type="string" office:string-value="Are Drosophila LA_R neurons excitatory or inhibitory?" calcext:value-type="string">
            <text:p>Are Drosophila LA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_L</text:p>
          </table:table-cell>
          <table:table-cell office:value-type="string" calcext:value-type="string">
            <text:p>What are Drosophila </text:p>
          </table:table-cell>
          <table:table-cell table:formula="of:=[.A20]" office:value-type="string" office:string-value="AL_L" calcext:value-type="string">
            <text:p>AL_L</text:p>
          </table:table-cell>
          <table:table-cell office:value-type="string" calcext:value-type="string">
            <text:p><text:s/>neurons?</text:p>
          </table:table-cell>
          <table:table-cell table:formula="of:=[.B20]&amp;[.C20]&amp;[.D20]" office:value-type="string" office:string-value="What are Drosophila AL_L neurons?" calcext:value-type="string">
            <text:p>What are Drosophila AL_L neurons?</text:p>
          </table:table-cell>
          <table:table-cell/>
          <table:table-cell table:formula="of:=[.A20]" office:value-type="string" office:string-value="AL_L" calcext:value-type="string">
            <text:p>AL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0]" office:value-type="string" office:string-value="AL_L" calcext:value-type="string">
            <text:p>AL_L</text:p>
          </table:table-cell>
          <table:table-cell office:value-type="string" calcext:value-type="string">
            <text:p><text:s/>neurons excitatory or inhibitory?</text:p>
          </table:table-cell>
          <table:table-cell table:formula="of:=[.I20]&amp;[.J20]&amp;[.K20]" office:value-type="string" office:string-value="Are Drosophila AL_L neurons excitatory or inhibitory?" calcext:value-type="string">
            <text:p>Are Drosophila AL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_L</text:p>
          </table:table-cell>
          <table:table-cell office:value-type="string" calcext:value-type="string">
            <text:p>What are Drosophila </text:p>
          </table:table-cell>
          <table:table-cell table:formula="of:=[.A21]" office:value-type="string" office:string-value="EPA_L" calcext:value-type="string">
            <text:p>EPA_L</text:p>
          </table:table-cell>
          <table:table-cell office:value-type="string" calcext:value-type="string">
            <text:p><text:s/>neurons?</text:p>
          </table:table-cell>
          <table:table-cell table:formula="of:=[.B21]&amp;[.C21]&amp;[.D21]" office:value-type="string" office:string-value="What are Drosophila EPA_L neurons?" calcext:value-type="string">
            <text:p>What are Drosophila EPA_L neurons?</text:p>
          </table:table-cell>
          <table:table-cell/>
          <table:table-cell table:formula="of:=[.A21]" office:value-type="string" office:string-value="EPA_L" calcext:value-type="string">
            <text:p>EPA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1]" office:value-type="string" office:string-value="EPA_L" calcext:value-type="string">
            <text:p>EPA_L</text:p>
          </table:table-cell>
          <table:table-cell office:value-type="string" calcext:value-type="string">
            <text:p><text:s/>neurons excitatory or inhibitory?</text:p>
          </table:table-cell>
          <table:table-cell table:formula="of:=[.I21]&amp;[.J21]&amp;[.K21]" office:value-type="string" office:string-value="Are Drosophila EPA_L neurons excitatory or inhibitory?" calcext:value-type="string">
            <text:p>Are Drosophila EPA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_R</text:p>
          </table:table-cell>
          <table:table-cell office:value-type="string" calcext:value-type="string">
            <text:p>What are Drosophila </text:p>
          </table:table-cell>
          <table:table-cell table:formula="of:=[.A22]" office:value-type="string" office:string-value="AL_R" calcext:value-type="string">
            <text:p>AL_R</text:p>
          </table:table-cell>
          <table:table-cell office:value-type="string" calcext:value-type="string">
            <text:p><text:s/>neurons?</text:p>
          </table:table-cell>
          <table:table-cell table:formula="of:=[.B22]&amp;[.C22]&amp;[.D22]" office:value-type="string" office:string-value="What are Drosophila AL_R neurons?" calcext:value-type="string">
            <text:p>What are Drosophila AL_R neurons?</text:p>
          </table:table-cell>
          <table:table-cell/>
          <table:table-cell table:formula="of:=[.A22]" office:value-type="string" office:string-value="AL_R" calcext:value-type="string">
            <text:p>AL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2]" office:value-type="string" office:string-value="AL_R" calcext:value-type="string">
            <text:p>AL_R</text:p>
          </table:table-cell>
          <table:table-cell office:value-type="string" calcext:value-type="string">
            <text:p><text:s/>neurons excitatory or inhibitory?</text:p>
          </table:table-cell>
          <table:table-cell table:formula="of:=[.I22]&amp;[.J22]&amp;[.K22]" office:value-type="string" office:string-value="Are Drosophila AL_R neurons excitatory or inhibitory?" calcext:value-type="string">
            <text:p>Are Drosophila AL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_VL_L</text:p>
          </table:table-cell>
          <table:table-cell office:value-type="string" calcext:value-type="string">
            <text:p>What are Drosophila </text:p>
          </table:table-cell>
          <table:table-cell table:formula="of:=[.A23]" office:value-type="string" office:string-value="MB_VL_L" calcext:value-type="string">
            <text:p>MB_VL_L</text:p>
          </table:table-cell>
          <table:table-cell office:value-type="string" calcext:value-type="string">
            <text:p><text:s/>neurons?</text:p>
          </table:table-cell>
          <table:table-cell table:formula="of:=[.B23]&amp;[.C23]&amp;[.D23]" office:value-type="string" office:string-value="What are Drosophila MB_VL_L neurons?" calcext:value-type="string">
            <text:p>What are Drosophila MB_VL_L neurons?</text:p>
          </table:table-cell>
          <table:table-cell/>
          <table:table-cell table:formula="of:=[.A23]" office:value-type="string" office:string-value="MB_VL_L" calcext:value-type="string">
            <text:p>MB_VL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3]" office:value-type="string" office:string-value="MB_VL_L" calcext:value-type="string">
            <text:p>MB_VL_L</text:p>
          </table:table-cell>
          <table:table-cell office:value-type="string" calcext:value-type="string">
            <text:p><text:s/>neurons excitatory or inhibitory?</text:p>
          </table:table-cell>
          <table:table-cell table:formula="of:=[.I23]&amp;[.J23]&amp;[.K23]" office:value-type="string" office:string-value="Are Drosophila MB_VL_L neurons excitatory or inhibitory?" calcext:value-type="string">
            <text:p>Are Drosophila MB_VL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_CA_L</text:p>
          </table:table-cell>
          <table:table-cell office:value-type="string" calcext:value-type="string">
            <text:p>What are Drosophila </text:p>
          </table:table-cell>
          <table:table-cell table:formula="of:=[.A24]" office:value-type="string" office:string-value="MB_CA_L" calcext:value-type="string">
            <text:p>MB_CA_L</text:p>
          </table:table-cell>
          <table:table-cell office:value-type="string" calcext:value-type="string">
            <text:p><text:s/>neurons?</text:p>
          </table:table-cell>
          <table:table-cell table:formula="of:=[.B24]&amp;[.C24]&amp;[.D24]" office:value-type="string" office:string-value="What are Drosophila MB_CA_L neurons?" calcext:value-type="string">
            <text:p>What are Drosophila MB_CA_L neurons?</text:p>
          </table:table-cell>
          <table:table-cell/>
          <table:table-cell table:formula="of:=[.A24]" office:value-type="string" office:string-value="MB_CA_L" calcext:value-type="string">
            <text:p>MB_CA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4]" office:value-type="string" office:string-value="MB_CA_L" calcext:value-type="string">
            <text:p>MB_CA_L</text:p>
          </table:table-cell>
          <table:table-cell office:value-type="string" calcext:value-type="string">
            <text:p><text:s/>neurons excitatory or inhibitory?</text:p>
          </table:table-cell>
          <table:table-cell table:formula="of:=[.I24]&amp;[.J24]&amp;[.K24]" office:value-type="string" office:string-value="Are Drosophila MB_CA_L neurons excitatory or inhibitory?" calcext:value-type="string">
            <text:p>Are Drosophila MB_CA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P_L</text:p>
          </table:table-cell>
          <table:table-cell office:value-type="string" calcext:value-type="string">
            <text:p>What are Drosophila </text:p>
          </table:table-cell>
          <table:table-cell table:formula="of:=[.A25]" office:value-type="string" office:string-value="SMP_L" calcext:value-type="string">
            <text:p>SMP_L</text:p>
          </table:table-cell>
          <table:table-cell office:value-type="string" calcext:value-type="string">
            <text:p><text:s/>neurons?</text:p>
          </table:table-cell>
          <table:table-cell table:formula="of:=[.B25]&amp;[.C25]&amp;[.D25]" office:value-type="string" office:string-value="What are Drosophila SMP_L neurons?" calcext:value-type="string">
            <text:p>What are Drosophila SMP_L neurons?</text:p>
          </table:table-cell>
          <table:table-cell/>
          <table:table-cell table:formula="of:=[.A25]" office:value-type="string" office:string-value="SMP_L" calcext:value-type="string">
            <text:p>SMP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5]" office:value-type="string" office:string-value="SMP_L" calcext:value-type="string">
            <text:p>SMP_L</text:p>
          </table:table-cell>
          <table:table-cell office:value-type="string" calcext:value-type="string">
            <text:p><text:s/>neurons excitatory or inhibitory?</text:p>
          </table:table-cell>
          <table:table-cell table:formula="of:=[.I25]&amp;[.J25]&amp;[.K25]" office:value-type="string" office:string-value="Are Drosophila SMP_L neurons excitatory or inhibitory?" calcext:value-type="string">
            <text:p>Are Drosophila SMP_L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P_R</text:p>
          </table:table-cell>
          <table:table-cell office:value-type="string" calcext:value-type="string">
            <text:p>What are Drosophila </text:p>
          </table:table-cell>
          <table:table-cell table:formula="of:=[.A26]" office:value-type="string" office:string-value="SIP_R" calcext:value-type="string">
            <text:p>SIP_R</text:p>
          </table:table-cell>
          <table:table-cell office:value-type="string" calcext:value-type="string">
            <text:p><text:s/>neurons?</text:p>
          </table:table-cell>
          <table:table-cell table:formula="of:=[.B26]&amp;[.C26]&amp;[.D26]" office:value-type="string" office:string-value="What are Drosophila SIP_R neurons?" calcext:value-type="string">
            <text:p>What are Drosophila SIP_R neurons?</text:p>
          </table:table-cell>
          <table:table-cell/>
          <table:table-cell table:formula="of:=[.A26]" office:value-type="string" office:string-value="SIP_R" calcext:value-type="string">
            <text:p>SIP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6]" office:value-type="string" office:string-value="SIP_R" calcext:value-type="string">
            <text:p>SIP_R</text:p>
          </table:table-cell>
          <table:table-cell office:value-type="string" calcext:value-type="string">
            <text:p><text:s/>neurons excitatory or inhibitory?</text:p>
          </table:table-cell>
          <table:table-cell table:formula="of:=[.I26]&amp;[.J26]&amp;[.K26]" office:value-type="string" office:string-value="Are Drosophila SIP_R neurons excitatory or inhibitory?" calcext:value-type="string">
            <text:p>Are Drosophila SIP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L_R</text:p>
          </table:table-cell>
          <table:table-cell office:value-type="string" calcext:value-type="string">
            <text:p>What are Drosophila </text:p>
          </table:table-cell>
          <table:table-cell table:formula="of:=[.A27]" office:value-type="string" office:string-value="ICL_R" calcext:value-type="string">
            <text:p>ICL_R</text:p>
          </table:table-cell>
          <table:table-cell office:value-type="string" calcext:value-type="string">
            <text:p><text:s/>neurons?</text:p>
          </table:table-cell>
          <table:table-cell table:formula="of:=[.B27]&amp;[.C27]&amp;[.D27]" office:value-type="string" office:string-value="What are Drosophila ICL_R neurons?" calcext:value-type="string">
            <text:p>What are Drosophila ICL_R neurons?</text:p>
          </table:table-cell>
          <table:table-cell/>
          <table:table-cell table:formula="of:=[.A27]" office:value-type="string" office:string-value="ICL_R" calcext:value-type="string">
            <text:p>ICL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7]" office:value-type="string" office:string-value="ICL_R" calcext:value-type="string">
            <text:p>ICL_R</text:p>
          </table:table-cell>
          <table:table-cell office:value-type="string" calcext:value-type="string">
            <text:p><text:s/>neurons excitatory or inhibitory?</text:p>
          </table:table-cell>
          <table:table-cell table:formula="of:=[.I27]&amp;[.J27]&amp;[.K27]" office:value-type="string" office:string-value="Are Drosophila ICL_R neurons excitatory or inhibitory?" calcext:value-type="string">
            <text:p>Are Drosophila ICL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LP_R</text:p>
          </table:table-cell>
          <table:table-cell office:value-type="string" calcext:value-type="string">
            <text:p>What are Drosophila </text:p>
          </table:table-cell>
          <table:table-cell table:formula="of:=[.A28]" office:value-type="string" office:string-value="AVLP_R" calcext:value-type="string">
            <text:p>AVLP_R</text:p>
          </table:table-cell>
          <table:table-cell office:value-type="string" calcext:value-type="string">
            <text:p><text:s/>neurons?</text:p>
          </table:table-cell>
          <table:table-cell table:formula="of:=[.B28]&amp;[.C28]&amp;[.D28]" office:value-type="string" office:string-value="What are Drosophila AVLP_R neurons?" calcext:value-type="string">
            <text:p>What are Drosophila AVLP_R neurons?</text:p>
          </table:table-cell>
          <table:table-cell/>
          <table:table-cell table:formula="of:=[.A28]" office:value-type="string" office:string-value="AVLP_R" calcext:value-type="string">
            <text:p>AVLP_R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8]" office:value-type="string" office:string-value="AVLP_R" calcext:value-type="string">
            <text:p>AVLP_R</text:p>
          </table:table-cell>
          <table:table-cell office:value-type="string" calcext:value-type="string">
            <text:p><text:s/>neurons excitatory or inhibitory?</text:p>
          </table:table-cell>
          <table:table-cell table:formula="of:=[.I28]&amp;[.J28]&amp;[.K28]" office:value-type="string" office:string-value="Are Drosophila AVLP_R neurons excitatory or inhibitory?" calcext:value-type="string">
            <text:p>Are Drosophila AVLP_R neurons excitatory or inhibitory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R_L</text:p>
          </table:table-cell>
          <table:table-cell office:value-type="string" calcext:value-type="string">
            <text:p>What are Drosophila </text:p>
          </table:table-cell>
          <table:table-cell table:formula="of:=[.A29]" office:value-type="string" office:string-value="GOR_L" calcext:value-type="string">
            <text:p>GOR_L</text:p>
          </table:table-cell>
          <table:table-cell office:value-type="string" calcext:value-type="string">
            <text:p><text:s/>neurons?</text:p>
          </table:table-cell>
          <table:table-cell table:formula="of:=[.B29]&amp;[.C29]&amp;[.D29]" office:value-type="string" office:string-value="What are Drosophila GOR_L neurons?" calcext:value-type="string">
            <text:p>What are Drosophila GOR_L neurons?</text:p>
          </table:table-cell>
          <table:table-cell/>
          <table:table-cell table:formula="of:=[.A29]" office:value-type="string" office:string-value="GOR_L" calcext:value-type="string">
            <text:p>GOR_L</text:p>
          </table:table-cell>
          <table:table-cell/>
          <table:table-cell office:value-type="string" calcext:value-type="string">
            <text:p>Are Drosophila </text:p>
          </table:table-cell>
          <table:table-cell table:formula="of:=[.C29]" office:value-type="string" office:string-value="GOR_L" calcext:value-type="string">
            <text:p>GOR_L</text:p>
          </table:table-cell>
          <table:table-cell office:value-type="string" calcext:value-type="string">
            <text:p><text:s/>neurons excitatory or inhibitory?</text:p>
          </table:table-cell>
          <table:table-cell table:formula="of:=[.I29]&amp;[.J29]&amp;[.K29]" office:value-type="string" office:string-value="Are Drosophila GOR_L neurons excitatory or inhibitory?" calcext:value-type="string">
            <text:p>Are Drosophila GOR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_L</text:p>
          </table:table-cell>
          <table:table-cell office:value-type="string" calcext:value-type="string">
            <text:p>What are Drosophila </text:p>
          </table:table-cell>
          <table:table-cell table:formula="of:=[.A30]" office:value-type="string" office:string-value="CAN_L" calcext:value-type="string">
            <text:p>CAN_L</text:p>
          </table:table-cell>
          <table:table-cell office:value-type="string" calcext:value-type="string">
            <text:p><text:s/>neurons?</text:p>
          </table:table-cell>
          <table:table-cell table:formula="of:=[.B30]&amp;[.C30]&amp;[.D30]" office:value-type="string" office:string-value="What are Drosophila CAN_L neurons?" calcext:value-type="string">
            <text:p>What are Drosophila CAN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0]" office:value-type="string" office:string-value="CAN_L" calcext:value-type="string">
            <text:p>CAN_L</text:p>
          </table:table-cell>
          <table:table-cell office:value-type="string" calcext:value-type="string">
            <text:p><text:s/>neurons excitatory or inhibitory?</text:p>
          </table:table-cell>
          <table:table-cell table:formula="of:=[.I30]&amp;[.J30]&amp;[.K30]" office:value-type="string" office:string-value="Are Drosophila CAN_L neurons excitatory or inhibitory?" calcext:value-type="string">
            <text:p>Are Drosophila CAN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_L</text:p>
          </table:table-cell>
          <table:table-cell office:value-type="string" calcext:value-type="string">
            <text:p>What are Drosophila </text:p>
          </table:table-cell>
          <table:table-cell table:formula="of:=[.A31]" office:value-type="string" office:string-value="AOTU_L" calcext:value-type="string">
            <text:p>AOTU_L</text:p>
          </table:table-cell>
          <table:table-cell office:value-type="string" calcext:value-type="string">
            <text:p><text:s/>neurons?</text:p>
          </table:table-cell>
          <table:table-cell table:formula="of:=[.B31]&amp;[.C31]&amp;[.D31]" office:value-type="string" office:string-value="What are Drosophila AOTU_L neurons?" calcext:value-type="string">
            <text:p>What are Drosophila AOTU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1]" office:value-type="string" office:string-value="AOTU_L" calcext:value-type="string">
            <text:p>AOTU_L</text:p>
          </table:table-cell>
          <table:table-cell office:value-type="string" calcext:value-type="string">
            <text:p><text:s/>neurons excitatory or inhibitory?</text:p>
          </table:table-cell>
          <table:table-cell table:formula="of:=[.I31]&amp;[.J31]&amp;[.K31]" office:value-type="string" office:string-value="Are Drosophila AOTU_L neurons excitatory or inhibitory?" calcext:value-type="string">
            <text:p>Are Drosophila AOTU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_L</text:p>
          </table:table-cell>
          <table:table-cell office:value-type="string" calcext:value-type="string">
            <text:p>What are Drosophila </text:p>
          </table:table-cell>
          <table:table-cell table:formula="of:=[.A32]" office:value-type="string" office:string-value="IPS_L" calcext:value-type="string">
            <text:p>IPS_L</text:p>
          </table:table-cell>
          <table:table-cell office:value-type="string" calcext:value-type="string">
            <text:p><text:s/>neurons?</text:p>
          </table:table-cell>
          <table:table-cell table:formula="of:=[.B32]&amp;[.C32]&amp;[.D32]" office:value-type="string" office:string-value="What are Drosophila IPS_L neurons?" calcext:value-type="string">
            <text:p>What are Drosophila IPS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2]" office:value-type="string" office:string-value="IPS_L" calcext:value-type="string">
            <text:p>IPS_L</text:p>
          </table:table-cell>
          <table:table-cell office:value-type="string" calcext:value-type="string">
            <text:p><text:s/>neurons excitatory or inhibitory?</text:p>
          </table:table-cell>
          <table:table-cell table:formula="of:=[.I32]&amp;[.J32]&amp;[.K32]" office:value-type="string" office:string-value="Are Drosophila IPS_L neurons excitatory or inhibitory?" calcext:value-type="string">
            <text:p>Are Drosophila IPS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What are Drosophila </text:p>
          </table:table-cell>
          <table:table-cell table:formula="of:=[.A33]" office:value-type="string" office:string-value="FB" calcext:value-type="string">
            <text:p>FB</text:p>
          </table:table-cell>
          <table:table-cell office:value-type="string" calcext:value-type="string">
            <text:p><text:s/>neurons?</text:p>
          </table:table-cell>
          <table:table-cell table:formula="of:=[.B33]&amp;[.C33]&amp;[.D33]" office:value-type="string" office:string-value="What are Drosophila FB neurons?" calcext:value-type="string">
            <text:p>What are Drosophila F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3]" office:value-type="string" office:string-value="FB" calcext:value-type="string">
            <text:p>FB</text:p>
          </table:table-cell>
          <table:table-cell office:value-type="string" calcext:value-type="string">
            <text:p><text:s/>neurons excitatory or inhibitory?</text:p>
          </table:table-cell>
          <table:table-cell table:formula="of:=[.I33]&amp;[.J33]&amp;[.K33]" office:value-type="string" office:string-value="Are Drosophila FB neurons excitatory or inhibitory?" calcext:value-type="string">
            <text:p>Are Drosophila F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_L</text:p>
          </table:table-cell>
          <table:table-cell office:value-type="string" calcext:value-type="string">
            <text:p>What are Drosophila </text:p>
          </table:table-cell>
          <table:table-cell table:formula="of:=[.A34]" office:value-type="string" office:string-value="AME_L" calcext:value-type="string">
            <text:p>AME_L</text:p>
          </table:table-cell>
          <table:table-cell office:value-type="string" calcext:value-type="string">
            <text:p><text:s/>neurons?</text:p>
          </table:table-cell>
          <table:table-cell table:formula="of:=[.B34]&amp;[.C34]&amp;[.D34]" office:value-type="string" office:string-value="What are Drosophila AME_L neurons?" calcext:value-type="string">
            <text:p>What are Drosophila AME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4]" office:value-type="string" office:string-value="AME_L" calcext:value-type="string">
            <text:p>AME_L</text:p>
          </table:table-cell>
          <table:table-cell office:value-type="string" calcext:value-type="string">
            <text:p><text:s/>neurons excitatory or inhibitory?</text:p>
          </table:table-cell>
          <table:table-cell table:formula="of:=[.I34]&amp;[.J34]&amp;[.K34]" office:value-type="string" office:string-value="Are Drosophila AME_L neurons excitatory or inhibitory?" calcext:value-type="string">
            <text:p>Are Drosophila AME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_L</text:p>
          </table:table-cell>
          <table:table-cell office:value-type="string" calcext:value-type="string">
            <text:p>What are Drosophila </text:p>
          </table:table-cell>
          <table:table-cell table:formula="of:=[.A35]" office:value-type="string" office:string-value="GA_L" calcext:value-type="string">
            <text:p>GA_L</text:p>
          </table:table-cell>
          <table:table-cell office:value-type="string" calcext:value-type="string">
            <text:p><text:s/>neurons?</text:p>
          </table:table-cell>
          <table:table-cell table:formula="of:=[.B35]&amp;[.C35]&amp;[.D35]" office:value-type="string" office:string-value="What are Drosophila GA_L neurons?" calcext:value-type="string">
            <text:p>What are Drosophila GA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5]" office:value-type="string" office:string-value="GA_L" calcext:value-type="string">
            <text:p>GA_L</text:p>
          </table:table-cell>
          <table:table-cell office:value-type="string" calcext:value-type="string">
            <text:p><text:s/>neurons excitatory or inhibitory?</text:p>
          </table:table-cell>
          <table:table-cell table:formula="of:=[.I35]&amp;[.J35]&amp;[.K35]" office:value-type="string" office:string-value="Are Drosophila GA_L neurons excitatory or inhibitory?" calcext:value-type="string">
            <text:p>Are Drosophila GA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_R</text:p>
          </table:table-cell>
          <table:table-cell office:value-type="string" calcext:value-type="string">
            <text:p>What are Drosophila </text:p>
          </table:table-cell>
          <table:table-cell table:formula="of:=[.A36]" office:value-type="string" office:string-value="FLA_R" calcext:value-type="string">
            <text:p>FLA_R</text:p>
          </table:table-cell>
          <table:table-cell office:value-type="string" calcext:value-type="string">
            <text:p><text:s/>neurons?</text:p>
          </table:table-cell>
          <table:table-cell table:formula="of:=[.B36]&amp;[.C36]&amp;[.D36]" office:value-type="string" office:string-value="What are Drosophila FLA_R neurons?" calcext:value-type="string">
            <text:p>What are Drosophila FLA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6]" office:value-type="string" office:string-value="FLA_R" calcext:value-type="string">
            <text:p>FLA_R</text:p>
          </table:table-cell>
          <table:table-cell office:value-type="string" calcext:value-type="string">
            <text:p><text:s/>neurons excitatory or inhibitory?</text:p>
          </table:table-cell>
          <table:table-cell table:formula="of:=[.I36]&amp;[.J36]&amp;[.K36]" office:value-type="string" office:string-value="Are Drosophila FLA_R neurons excitatory or inhibitory?" calcext:value-type="string">
            <text:p>Are Drosophila FLA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TU_R</text:p>
          </table:table-cell>
          <table:table-cell office:value-type="string" calcext:value-type="string">
            <text:p>What are Drosophila </text:p>
          </table:table-cell>
          <table:table-cell table:formula="of:=[.A37]" office:value-type="string" office:string-value="AOTU_R" calcext:value-type="string">
            <text:p>AOTU_R</text:p>
          </table:table-cell>
          <table:table-cell office:value-type="string" calcext:value-type="string">
            <text:p><text:s/>neurons?</text:p>
          </table:table-cell>
          <table:table-cell table:formula="of:=[.B37]&amp;[.C37]&amp;[.D37]" office:value-type="string" office:string-value="What are Drosophila AOTU_R neurons?" calcext:value-type="string">
            <text:p>What are Drosophila AOTU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7]" office:value-type="string" office:string-value="AOTU_R" calcext:value-type="string">
            <text:p>AOTU_R</text:p>
          </table:table-cell>
          <table:table-cell office:value-type="string" calcext:value-type="string">
            <text:p><text:s/>neurons excitatory or inhibitory?</text:p>
          </table:table-cell>
          <table:table-cell table:formula="of:=[.I37]&amp;[.J37]&amp;[.K37]" office:value-type="string" office:string-value="Are Drosophila AOTU_R neurons excitatory or inhibitory?" calcext:value-type="string">
            <text:p>Are Drosophila AOTU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_L</text:p>
          </table:table-cell>
          <table:table-cell office:value-type="string" calcext:value-type="string">
            <text:p>What are Drosophila </text:p>
          </table:table-cell>
          <table:table-cell table:formula="of:=[.A38]" office:value-type="string" office:string-value="CRE_L" calcext:value-type="string">
            <text:p>CRE_L</text:p>
          </table:table-cell>
          <table:table-cell office:value-type="string" calcext:value-type="string">
            <text:p><text:s/>neurons?</text:p>
          </table:table-cell>
          <table:table-cell table:formula="of:=[.B38]&amp;[.C38]&amp;[.D38]" office:value-type="string" office:string-value="What are Drosophila CRE_L neurons?" calcext:value-type="string">
            <text:p>What are Drosophila CRE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8]" office:value-type="string" office:string-value="CRE_L" calcext:value-type="string">
            <text:p>CRE_L</text:p>
          </table:table-cell>
          <table:table-cell office:value-type="string" calcext:value-type="string">
            <text:p><text:s/>neurons excitatory or inhibitory?</text:p>
          </table:table-cell>
          <table:table-cell table:formula="of:=[.I38]&amp;[.J38]&amp;[.K38]" office:value-type="string" office:string-value="Are Drosophila CRE_L neurons excitatory or inhibitory?" calcext:value-type="string">
            <text:p>Are Drosophila CRE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_L</text:p>
          </table:table-cell>
          <table:table-cell office:value-type="string" calcext:value-type="string">
            <text:p>What are Drosophila </text:p>
          </table:table-cell>
          <table:table-cell table:formula="of:=[.A39]" office:value-type="string" office:string-value="IB_L" calcext:value-type="string">
            <text:p>IB_L</text:p>
          </table:table-cell>
          <table:table-cell office:value-type="string" calcext:value-type="string">
            <text:p><text:s/>neurons?</text:p>
          </table:table-cell>
          <table:table-cell table:formula="of:=[.B39]&amp;[.C39]&amp;[.D39]" office:value-type="string" office:string-value="What are Drosophila IB_L neurons?" calcext:value-type="string">
            <text:p>What are Drosophila IB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39]" office:value-type="string" office:string-value="IB_L" calcext:value-type="string">
            <text:p>IB_L</text:p>
          </table:table-cell>
          <table:table-cell office:value-type="string" calcext:value-type="string">
            <text:p><text:s/>neurons excitatory or inhibitory?</text:p>
          </table:table-cell>
          <table:table-cell table:formula="of:=[.I39]&amp;[.J39]&amp;[.K39]" office:value-type="string" office:string-value="Are Drosophila IB_L neurons excitatory or inhibitory?" calcext:value-type="string">
            <text:p>Are Drosophila IB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PED_R</text:p>
          </table:table-cell>
          <table:table-cell office:value-type="string" calcext:value-type="string">
            <text:p>What are Drosophila </text:p>
          </table:table-cell>
          <table:table-cell table:formula="of:=[.A40]" office:value-type="string" office:string-value="MB_PED_R" calcext:value-type="string">
            <text:p>MB_PED_R</text:p>
          </table:table-cell>
          <table:table-cell office:value-type="string" calcext:value-type="string">
            <text:p><text:s/>neurons?</text:p>
          </table:table-cell>
          <table:table-cell table:formula="of:=[.B40]&amp;[.C40]&amp;[.D40]" office:value-type="string" office:string-value="What are Drosophila MB_PED_R neurons?" calcext:value-type="string">
            <text:p>What are Drosophila MB_PED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0]" office:value-type="string" office:string-value="MB_PED_R" calcext:value-type="string">
            <text:p>MB_PED_R</text:p>
          </table:table-cell>
          <table:table-cell office:value-type="string" calcext:value-type="string">
            <text:p><text:s/>neurons excitatory or inhibitory?</text:p>
          </table:table-cell>
          <table:table-cell table:formula="of:=[.I40]&amp;[.J40]&amp;[.K40]" office:value-type="string" office:string-value="Are Drosophila MB_PED_R neurons excitatory or inhibitory?" calcext:value-type="string">
            <text:p>Are Drosophila MB_PED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What are Drosophila </text:p>
          </table:table-cell>
          <table:table-cell table:formula="of:=[.A41]" office:value-type="string" office:string-value="NO" calcext:value-type="string">
            <text:p>NO</text:p>
          </table:table-cell>
          <table:table-cell office:value-type="string" calcext:value-type="string">
            <text:p><text:s/>neurons?</text:p>
          </table:table-cell>
          <table:table-cell table:formula="of:=[.B41]&amp;[.C41]&amp;[.D41]" office:value-type="string" office:string-value="What are Drosophila NO neurons?" calcext:value-type="string">
            <text:p>What are Drosophila NO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1]" office:value-type="string" office:string-value="NO" calcext:value-type="string">
            <text:p>NO</text:p>
          </table:table-cell>
          <table:table-cell office:value-type="string" calcext:value-type="string">
            <text:p><text:s/>neurons excitatory or inhibitory?</text:p>
          </table:table-cell>
          <table:table-cell table:formula="of:=[.I41]&amp;[.J41]&amp;[.K41]" office:value-type="string" office:string-value="Are Drosophila NO neurons excitatory or inhibitory?" calcext:value-type="string">
            <text:p>Are Drosophila NO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_L</text:p>
          </table:table-cell>
          <table:table-cell office:value-type="string" calcext:value-type="string">
            <text:p>What are Drosophila </text:p>
          </table:table-cell>
          <table:table-cell table:formula="of:=[.A42]" office:value-type="string" office:string-value="LO_L" calcext:value-type="string">
            <text:p>LO_L</text:p>
          </table:table-cell>
          <table:table-cell office:value-type="string" calcext:value-type="string">
            <text:p><text:s/>neurons?</text:p>
          </table:table-cell>
          <table:table-cell table:formula="of:=[.B42]&amp;[.C42]&amp;[.D42]" office:value-type="string" office:string-value="What are Drosophila LO_L neurons?" calcext:value-type="string">
            <text:p>What are Drosophila LO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2]" office:value-type="string" office:string-value="LO_L" calcext:value-type="string">
            <text:p>LO_L</text:p>
          </table:table-cell>
          <table:table-cell office:value-type="string" calcext:value-type="string">
            <text:p><text:s/>neurons excitatory or inhibitory?</text:p>
          </table:table-cell>
          <table:table-cell table:formula="of:=[.I42]&amp;[.J42]&amp;[.K42]" office:value-type="string" office:string-value="Are Drosophila LO_L neurons excitatory or inhibitory?" calcext:value-type="string">
            <text:p>Are Drosophila LO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_L</text:p>
          </table:table-cell>
          <table:table-cell office:value-type="string" calcext:value-type="string">
            <text:p>What are Drosophila </text:p>
          </table:table-cell>
          <table:table-cell table:formula="of:=[.A43]" office:value-type="string" office:string-value="LH_L" calcext:value-type="string">
            <text:p>LH_L</text:p>
          </table:table-cell>
          <table:table-cell office:value-type="string" calcext:value-type="string">
            <text:p><text:s/>neurons?</text:p>
          </table:table-cell>
          <table:table-cell table:formula="of:=[.B43]&amp;[.C43]&amp;[.D43]" office:value-type="string" office:string-value="What are Drosophila LH_L neurons?" calcext:value-type="string">
            <text:p>What are Drosophila LH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3]" office:value-type="string" office:string-value="LH_L" calcext:value-type="string">
            <text:p>LH_L</text:p>
          </table:table-cell>
          <table:table-cell office:value-type="string" calcext:value-type="string">
            <text:p><text:s/>neurons excitatory or inhibitory?</text:p>
          </table:table-cell>
          <table:table-cell table:formula="of:=[.I43]&amp;[.J43]&amp;[.K43]" office:value-type="string" office:string-value="Are Drosophila LH_L neurons excitatory or inhibitory?" calcext:value-type="string">
            <text:p>Are Drosophila LH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_R</text:p>
          </table:table-cell>
          <table:table-cell office:value-type="string" calcext:value-type="string">
            <text:p>What are Drosophila </text:p>
          </table:table-cell>
          <table:table-cell table:formula="of:=[.A44]" office:value-type="string" office:string-value="ME_R" calcext:value-type="string">
            <text:p>ME_R</text:p>
          </table:table-cell>
          <table:table-cell office:value-type="string" calcext:value-type="string">
            <text:p><text:s/>neurons?</text:p>
          </table:table-cell>
          <table:table-cell table:formula="of:=[.B44]&amp;[.C44]&amp;[.D44]" office:value-type="string" office:string-value="What are Drosophila ME_R neurons?" calcext:value-type="string">
            <text:p>What are Drosophila ME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4]" office:value-type="string" office:string-value="ME_R" calcext:value-type="string">
            <text:p>ME_R</text:p>
          </table:table-cell>
          <table:table-cell office:value-type="string" calcext:value-type="string">
            <text:p><text:s/>neurons excitatory or inhibitory?</text:p>
          </table:table-cell>
          <table:table-cell table:formula="of:=[.I44]&amp;[.J44]&amp;[.K44]" office:value-type="string" office:string-value="Are Drosophila ME_R neurons excitatory or inhibitory?" calcext:value-type="string">
            <text:p>Are Drosophila ME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_L</text:p>
          </table:table-cell>
          <table:table-cell office:value-type="string" calcext:value-type="string">
            <text:p>What are Drosophila </text:p>
          </table:table-cell>
          <table:table-cell table:formula="of:=[.A45]" office:value-type="string" office:string-value="SIP_L" calcext:value-type="string">
            <text:p>SIP_L</text:p>
          </table:table-cell>
          <table:table-cell office:value-type="string" calcext:value-type="string">
            <text:p><text:s/>neurons?</text:p>
          </table:table-cell>
          <table:table-cell table:formula="of:=[.B45]&amp;[.C45]&amp;[.D45]" office:value-type="string" office:string-value="What are Drosophila SIP_L neurons?" calcext:value-type="string">
            <text:p>What are Drosophila SIP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5]" office:value-type="string" office:string-value="SIP_L" calcext:value-type="string">
            <text:p>SIP_L</text:p>
          </table:table-cell>
          <table:table-cell office:value-type="string" calcext:value-type="string">
            <text:p><text:s/>neurons excitatory or inhibitory?</text:p>
          </table:table-cell>
          <table:table-cell table:formula="of:=[.I45]&amp;[.J45]&amp;[.K45]" office:value-type="string" office:string-value="Are Drosophila SIP_L neurons excitatory or inhibitory?" calcext:value-type="string">
            <text:p>Are Drosophila SIP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_L</text:p>
          </table:table-cell>
          <table:table-cell office:value-type="string" calcext:value-type="string">
            <text:p>What are Drosophila </text:p>
          </table:table-cell>
          <table:table-cell table:formula="of:=[.A46]" office:value-type="string" office:string-value="ME_L" calcext:value-type="string">
            <text:p>ME_L</text:p>
          </table:table-cell>
          <table:table-cell office:value-type="string" calcext:value-type="string">
            <text:p><text:s/>neurons?</text:p>
          </table:table-cell>
          <table:table-cell table:formula="of:=[.B46]&amp;[.C46]&amp;[.D46]" office:value-type="string" office:string-value="What are Drosophila ME_L neurons?" calcext:value-type="string">
            <text:p>What are Drosophila ME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6]" office:value-type="string" office:string-value="ME_L" calcext:value-type="string">
            <text:p>ME_L</text:p>
          </table:table-cell>
          <table:table-cell office:value-type="string" calcext:value-type="string">
            <text:p><text:s/>neurons excitatory or inhibitory?</text:p>
          </table:table-cell>
          <table:table-cell table:formula="of:=[.I46]&amp;[.J46]&amp;[.K46]" office:value-type="string" office:string-value="Are Drosophila ME_L neurons excitatory or inhibitory?" calcext:value-type="string">
            <text:p>Are Drosophila ME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_L</text:p>
          </table:table-cell>
          <table:table-cell office:value-type="string" calcext:value-type="string">
            <text:p>What are Drosophila </text:p>
          </table:table-cell>
          <table:table-cell table:formula="of:=[.A47]" office:value-type="string" office:string-value="VES_L" calcext:value-type="string">
            <text:p>VES_L</text:p>
          </table:table-cell>
          <table:table-cell office:value-type="string" calcext:value-type="string">
            <text:p><text:s/>neurons?</text:p>
          </table:table-cell>
          <table:table-cell table:formula="of:=[.B47]&amp;[.C47]&amp;[.D47]" office:value-type="string" office:string-value="What are Drosophila VES_L neurons?" calcext:value-type="string">
            <text:p>What are Drosophila VES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7]" office:value-type="string" office:string-value="VES_L" calcext:value-type="string">
            <text:p>VES_L</text:p>
          </table:table-cell>
          <table:table-cell office:value-type="string" calcext:value-type="string">
            <text:p><text:s/>neurons excitatory or inhibitory?</text:p>
          </table:table-cell>
          <table:table-cell table:formula="of:=[.I47]&amp;[.J47]&amp;[.K47]" office:value-type="string" office:string-value="Are Drosophila VES_L neurons excitatory or inhibitory?" calcext:value-type="string">
            <text:p>Are Drosophila VES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_R</text:p>
          </table:table-cell>
          <table:table-cell office:value-type="string" calcext:value-type="string">
            <text:p>What are Drosophila </text:p>
          </table:table-cell>
          <table:table-cell table:formula="of:=[.A48]" office:value-type="string" office:string-value="SMP_R" calcext:value-type="string">
            <text:p>SMP_R</text:p>
          </table:table-cell>
          <table:table-cell office:value-type="string" calcext:value-type="string">
            <text:p><text:s/>neurons?</text:p>
          </table:table-cell>
          <table:table-cell table:formula="of:=[.B48]&amp;[.C48]&amp;[.D48]" office:value-type="string" office:string-value="What are Drosophila SMP_R neurons?" calcext:value-type="string">
            <text:p>What are Drosophila SMP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8]" office:value-type="string" office:string-value="SMP_R" calcext:value-type="string">
            <text:p>SMP_R</text:p>
          </table:table-cell>
          <table:table-cell office:value-type="string" calcext:value-type="string">
            <text:p><text:s/>neurons excitatory or inhibitory?</text:p>
          </table:table-cell>
          <table:table-cell table:formula="of:=[.I48]&amp;[.J48]&amp;[.K48]" office:value-type="string" office:string-value="Are Drosophila SMP_R neurons excitatory or inhibitory?" calcext:value-type="string">
            <text:p>Are Drosophila SMP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C_R</text:p>
          </table:table-cell>
          <table:table-cell office:value-type="string" calcext:value-type="string">
            <text:p>What are Drosophila </text:p>
          </table:table-cell>
          <table:table-cell table:formula="of:=[.A49]" office:value-type="string" office:string-value="AMMC_R" calcext:value-type="string">
            <text:p>AMMC_R</text:p>
          </table:table-cell>
          <table:table-cell office:value-type="string" calcext:value-type="string">
            <text:p><text:s/>neurons?</text:p>
          </table:table-cell>
          <table:table-cell table:formula="of:=[.B49]&amp;[.C49]&amp;[.D49]" office:value-type="string" office:string-value="What are Drosophila AMMC_R neurons?" calcext:value-type="string">
            <text:p>What are Drosophila AMMC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49]" office:value-type="string" office:string-value="AMMC_R" calcext:value-type="string">
            <text:p>AMMC_R</text:p>
          </table:table-cell>
          <table:table-cell office:value-type="string" calcext:value-type="string">
            <text:p><text:s/>neurons excitatory or inhibitory?</text:p>
          </table:table-cell>
          <table:table-cell table:formula="of:=[.I49]&amp;[.J49]&amp;[.K49]" office:value-type="string" office:string-value="Are Drosophila AMMC_R neurons excitatory or inhibitory?" calcext:value-type="string">
            <text:p>Are Drosophila AMMC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CA_R</text:p>
          </table:table-cell>
          <table:table-cell office:value-type="string" calcext:value-type="string">
            <text:p>What are Drosophila </text:p>
          </table:table-cell>
          <table:table-cell table:formula="of:=[.A50]" office:value-type="string" office:string-value="MB_CA_R" calcext:value-type="string">
            <text:p>MB_CA_R</text:p>
          </table:table-cell>
          <table:table-cell office:value-type="string" calcext:value-type="string">
            <text:p><text:s/>neurons?</text:p>
          </table:table-cell>
          <table:table-cell table:formula="of:=[.B50]&amp;[.C50]&amp;[.D50]" office:value-type="string" office:string-value="What are Drosophila MB_CA_R neurons?" calcext:value-type="string">
            <text:p>What are Drosophila MB_CA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0]" office:value-type="string" office:string-value="MB_CA_R" calcext:value-type="string">
            <text:p>MB_CA_R</text:p>
          </table:table-cell>
          <table:table-cell office:value-type="string" calcext:value-type="string">
            <text:p><text:s/>neurons excitatory or inhibitory?</text:p>
          </table:table-cell>
          <table:table-cell table:formula="of:=[.I50]&amp;[.J50]&amp;[.K50]" office:value-type="string" office:string-value="Are Drosophila MB_CA_R neurons excitatory or inhibitory?" calcext:value-type="string">
            <text:p>Are Drosophila MB_CA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_L</text:p>
          </table:table-cell>
          <table:table-cell office:value-type="string" calcext:value-type="string">
            <text:p>What are Drosophila </text:p>
          </table:table-cell>
          <table:table-cell table:formula="of:=[.A51]" office:value-type="string" office:string-value="LOP_L" calcext:value-type="string">
            <text:p>LOP_L</text:p>
          </table:table-cell>
          <table:table-cell office:value-type="string" calcext:value-type="string">
            <text:p><text:s/>neurons?</text:p>
          </table:table-cell>
          <table:table-cell table:formula="of:=[.B51]&amp;[.C51]&amp;[.D51]" office:value-type="string" office:string-value="What are Drosophila LOP_L neurons?" calcext:value-type="string">
            <text:p>What are Drosophila LOP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1]" office:value-type="string" office:string-value="LOP_L" calcext:value-type="string">
            <text:p>LOP_L</text:p>
          </table:table-cell>
          <table:table-cell office:value-type="string" calcext:value-type="string">
            <text:p><text:s/>neurons excitatory or inhibitory?</text:p>
          </table:table-cell>
          <table:table-cell table:formula="of:=[.I51]&amp;[.J51]&amp;[.K51]" office:value-type="string" office:string-value="Are Drosophila LOP_L neurons excitatory or inhibitory?" calcext:value-type="string">
            <text:p>Are Drosophila LOP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W</text:p>
          </table:table-cell>
          <table:table-cell office:value-type="string" calcext:value-type="string">
            <text:p>What are Drosophila </text:p>
          </table:table-cell>
          <table:table-cell table:formula="of:=[.A52]" office:value-type="string" office:string-value="PRW" calcext:value-type="string">
            <text:p>PRW</text:p>
          </table:table-cell>
          <table:table-cell office:value-type="string" calcext:value-type="string">
            <text:p><text:s/>neurons?</text:p>
          </table:table-cell>
          <table:table-cell table:formula="of:=[.B52]&amp;[.C52]&amp;[.D52]" office:value-type="string" office:string-value="What are Drosophila PRW neurons?" calcext:value-type="string">
            <text:p>What are Drosophila PRW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2]" office:value-type="string" office:string-value="PRW" calcext:value-type="string">
            <text:p>PRW</text:p>
          </table:table-cell>
          <table:table-cell office:value-type="string" calcext:value-type="string">
            <text:p><text:s/>neurons excitatory or inhibitory?</text:p>
          </table:table-cell>
          <table:table-cell table:formula="of:=[.I52]&amp;[.J52]&amp;[.K52]" office:value-type="string" office:string-value="Are Drosophila PRW neurons excitatory or inhibitory?" calcext:value-type="string">
            <text:p>Are Drosophila PRW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_L</text:p>
          </table:table-cell>
          <table:table-cell office:value-type="string" calcext:value-type="string">
            <text:p>What are Drosophila </text:p>
          </table:table-cell>
          <table:table-cell table:formula="of:=[.A53]" office:value-type="string" office:string-value="ICL_L" calcext:value-type="string">
            <text:p>ICL_L</text:p>
          </table:table-cell>
          <table:table-cell office:value-type="string" calcext:value-type="string">
            <text:p><text:s/>neurons?</text:p>
          </table:table-cell>
          <table:table-cell table:formula="of:=[.B53]&amp;[.C53]&amp;[.D53]" office:value-type="string" office:string-value="What are Drosophila ICL_L neurons?" calcext:value-type="string">
            <text:p>What are Drosophila ICL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3]" office:value-type="string" office:string-value="ICL_L" calcext:value-type="string">
            <text:p>ICL_L</text:p>
          </table:table-cell>
          <table:table-cell office:value-type="string" calcext:value-type="string">
            <text:p><text:s/>neurons excitatory or inhibitory?</text:p>
          </table:table-cell>
          <table:table-cell table:formula="of:=[.I53]&amp;[.J53]&amp;[.K53]" office:value-type="string" office:string-value="Are Drosophila ICL_L neurons excitatory or inhibitory?" calcext:value-type="string">
            <text:p>Are Drosophila ICL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What are Drosophila </text:p>
          </table:table-cell>
          <table:table-cell table:formula="of:=[.A54]" office:value-type="string" office:string-value="EB" calcext:value-type="string">
            <text:p>EB</text:p>
          </table:table-cell>
          <table:table-cell office:value-type="string" calcext:value-type="string">
            <text:p><text:s/>neurons?</text:p>
          </table:table-cell>
          <table:table-cell table:formula="of:=[.B54]&amp;[.C54]&amp;[.D54]" office:value-type="string" office:string-value="What are Drosophila EB neurons?" calcext:value-type="string">
            <text:p>What are Drosophila E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4]" office:value-type="string" office:string-value="EB" calcext:value-type="string">
            <text:p>EB</text:p>
          </table:table-cell>
          <table:table-cell office:value-type="string" calcext:value-type="string">
            <text:p><text:s/>neurons excitatory or inhibitory?</text:p>
          </table:table-cell>
          <table:table-cell table:formula="of:=[.I54]&amp;[.J54]&amp;[.K54]" office:value-type="string" office:string-value="Are Drosophila EB neurons excitatory or inhibitory?" calcext:value-type="string">
            <text:p>Are Drosophila E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_R</text:p>
          </table:table-cell>
          <table:table-cell office:value-type="string" calcext:value-type="string">
            <text:p>What are Drosophila </text:p>
          </table:table-cell>
          <table:table-cell table:formula="of:=[.A55]" office:value-type="string" office:string-value="VES_R" calcext:value-type="string">
            <text:p>VES_R</text:p>
          </table:table-cell>
          <table:table-cell office:value-type="string" calcext:value-type="string">
            <text:p><text:s/>neurons?</text:p>
          </table:table-cell>
          <table:table-cell table:formula="of:=[.B55]&amp;[.C55]&amp;[.D55]" office:value-type="string" office:string-value="What are Drosophila VES_R neurons?" calcext:value-type="string">
            <text:p>What are Drosophila VES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5]" office:value-type="string" office:string-value="VES_R" calcext:value-type="string">
            <text:p>VES_R</text:p>
          </table:table-cell>
          <table:table-cell office:value-type="string" calcext:value-type="string">
            <text:p><text:s/>neurons excitatory or inhibitory?</text:p>
          </table:table-cell>
          <table:table-cell table:formula="of:=[.I55]&amp;[.J55]&amp;[.K55]" office:value-type="string" office:string-value="Are Drosophila VES_R neurons excitatory or inhibitory?" calcext:value-type="string">
            <text:p>Are Drosophila VES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C_L</text:p>
          </table:table-cell>
          <table:table-cell office:value-type="string" calcext:value-type="string">
            <text:p>What are Drosophila </text:p>
          </table:table-cell>
          <table:table-cell table:formula="of:=[.A56]" office:value-type="string" office:string-value="AMMC_L" calcext:value-type="string">
            <text:p>AMMC_L</text:p>
          </table:table-cell>
          <table:table-cell office:value-type="string" calcext:value-type="string">
            <text:p><text:s/>neurons?</text:p>
          </table:table-cell>
          <table:table-cell table:formula="of:=[.B56]&amp;[.C56]&amp;[.D56]" office:value-type="string" office:string-value="What are Drosophila AMMC_L neurons?" calcext:value-type="string">
            <text:p>What are Drosophila AMMC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6]" office:value-type="string" office:string-value="AMMC_L" calcext:value-type="string">
            <text:p>AMMC_L</text:p>
          </table:table-cell>
          <table:table-cell office:value-type="string" calcext:value-type="string">
            <text:p><text:s/>neurons excitatory or inhibitory?</text:p>
          </table:table-cell>
          <table:table-cell table:formula="of:=[.I56]&amp;[.J56]&amp;[.K56]" office:value-type="string" office:string-value="Are Drosophila AMMC_L neurons excitatory or inhibitory?" calcext:value-type="string">
            <text:p>Are Drosophila AMMC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L_R</text:p>
          </table:table-cell>
          <table:table-cell office:value-type="string" calcext:value-type="string">
            <text:p>What are Drosophila </text:p>
          </table:table-cell>
          <table:table-cell table:formula="of:=[.A57]" office:value-type="string" office:string-value="LAL_R" calcext:value-type="string">
            <text:p>LAL_R</text:p>
          </table:table-cell>
          <table:table-cell office:value-type="string" calcext:value-type="string">
            <text:p><text:s/>neurons?</text:p>
          </table:table-cell>
          <table:table-cell table:formula="of:=[.B57]&amp;[.C57]&amp;[.D57]" office:value-type="string" office:string-value="What are Drosophila LAL_R neurons?" calcext:value-type="string">
            <text:p>What are Drosophila LAL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7]" office:value-type="string" office:string-value="LAL_R" calcext:value-type="string">
            <text:p>LAL_R</text:p>
          </table:table-cell>
          <table:table-cell office:value-type="string" calcext:value-type="string">
            <text:p><text:s/>neurons excitatory or inhibitory?</text:p>
          </table:table-cell>
          <table:table-cell table:formula="of:=[.I57]&amp;[.J57]&amp;[.K57]" office:value-type="string" office:string-value="Are Drosophila LAL_R neurons excitatory or inhibitory?" calcext:value-type="string">
            <text:p>Are Drosophila LAL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_R</text:p>
          </table:table-cell>
          <table:table-cell office:value-type="string" calcext:value-type="string">
            <text:p>What are Drosophila </text:p>
          </table:table-cell>
          <table:table-cell table:formula="of:=[.A58]" office:value-type="string" office:string-value="CAN_R" calcext:value-type="string">
            <text:p>CAN_R</text:p>
          </table:table-cell>
          <table:table-cell office:value-type="string" calcext:value-type="string">
            <text:p><text:s/>neurons?</text:p>
          </table:table-cell>
          <table:table-cell table:formula="of:=[.B58]&amp;[.C58]&amp;[.D58]" office:value-type="string" office:string-value="What are Drosophila CAN_R neurons?" calcext:value-type="string">
            <text:p>What are Drosophila CAN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8]" office:value-type="string" office:string-value="CAN_R" calcext:value-type="string">
            <text:p>CAN_R</text:p>
          </table:table-cell>
          <table:table-cell office:value-type="string" calcext:value-type="string">
            <text:p><text:s/>neurons excitatory or inhibitory?</text:p>
          </table:table-cell>
          <table:table-cell table:formula="of:=[.I58]&amp;[.J58]&amp;[.K58]" office:value-type="string" office:string-value="Are Drosophila CAN_R neurons excitatory or inhibitory?" calcext:value-type="string">
            <text:p>Are Drosophila CAN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_R</text:p>
          </table:table-cell>
          <table:table-cell office:value-type="string" calcext:value-type="string">
            <text:p>What are Drosophila </text:p>
          </table:table-cell>
          <table:table-cell table:formula="of:=[.A59]" office:value-type="string" office:string-value="WED_R" calcext:value-type="string">
            <text:p>WED_R</text:p>
          </table:table-cell>
          <table:table-cell office:value-type="string" calcext:value-type="string">
            <text:p><text:s/>neurons?</text:p>
          </table:table-cell>
          <table:table-cell table:formula="of:=[.B59]&amp;[.C59]&amp;[.D59]" office:value-type="string" office:string-value="What are Drosophila WED_R neurons?" calcext:value-type="string">
            <text:p>What are Drosophila WED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59]" office:value-type="string" office:string-value="WED_R" calcext:value-type="string">
            <text:p>WED_R</text:p>
          </table:table-cell>
          <table:table-cell office:value-type="string" calcext:value-type="string">
            <text:p><text:s/>neurons excitatory or inhibitory?</text:p>
          </table:table-cell>
          <table:table-cell table:formula="of:=[.I59]&amp;[.J59]&amp;[.K59]" office:value-type="string" office:string-value="Are Drosophila WED_R neurons excitatory or inhibitory?" calcext:value-type="string">
            <text:p>Are Drosophila WED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_R</text:p>
          </table:table-cell>
          <table:table-cell office:value-type="string" calcext:value-type="string">
            <text:p>What are Drosophila </text:p>
          </table:table-cell>
          <table:table-cell table:formula="of:=[.A60]" office:value-type="string" office:string-value="LO_R" calcext:value-type="string">
            <text:p>LO_R</text:p>
          </table:table-cell>
          <table:table-cell office:value-type="string" calcext:value-type="string">
            <text:p><text:s/>neurons?</text:p>
          </table:table-cell>
          <table:table-cell table:formula="of:=[.B60]&amp;[.C60]&amp;[.D60]" office:value-type="string" office:string-value="What are Drosophila LO_R neurons?" calcext:value-type="string">
            <text:p>What are Drosophila LO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0]" office:value-type="string" office:string-value="LO_R" calcext:value-type="string">
            <text:p>LO_R</text:p>
          </table:table-cell>
          <table:table-cell office:value-type="string" calcext:value-type="string">
            <text:p><text:s/>neurons excitatory or inhibitory?</text:p>
          </table:table-cell>
          <table:table-cell table:formula="of:=[.I60]&amp;[.J60]&amp;[.K60]" office:value-type="string" office:string-value="Are Drosophila LO_R neurons excitatory or inhibitory?" calcext:value-type="string">
            <text:p>Are Drosophila LO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_R</text:p>
          </table:table-cell>
          <table:table-cell office:value-type="string" calcext:value-type="string">
            <text:p>What are Drosophila </text:p>
          </table:table-cell>
          <table:table-cell table:formula="of:=[.A61]" office:value-type="string" office:string-value="LH_R" calcext:value-type="string">
            <text:p>LH_R</text:p>
          </table:table-cell>
          <table:table-cell office:value-type="string" calcext:value-type="string">
            <text:p><text:s/>neurons?</text:p>
          </table:table-cell>
          <table:table-cell table:formula="of:=[.B61]&amp;[.C61]&amp;[.D61]" office:value-type="string" office:string-value="What are Drosophila LH_R neurons?" calcext:value-type="string">
            <text:p>What are Drosophila LH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1]" office:value-type="string" office:string-value="LH_R" calcext:value-type="string">
            <text:p>LH_R</text:p>
          </table:table-cell>
          <table:table-cell office:value-type="string" calcext:value-type="string">
            <text:p><text:s/>neurons excitatory or inhibitory?</text:p>
          </table:table-cell>
          <table:table-cell table:formula="of:=[.I61]&amp;[.J61]&amp;[.K61]" office:value-type="string" office:string-value="Are Drosophila LH_R neurons excitatory or inhibitory?" calcext:value-type="string">
            <text:p>Are Drosophila LH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_R</text:p>
          </table:table-cell>
          <table:table-cell office:value-type="string" calcext:value-type="string">
            <text:p>What are Drosophila </text:p>
          </table:table-cell>
          <table:table-cell table:formula="of:=[.A62]" office:value-type="string" office:string-value="PLP_R" calcext:value-type="string">
            <text:p>PLP_R</text:p>
          </table:table-cell>
          <table:table-cell office:value-type="string" calcext:value-type="string">
            <text:p><text:s/>neurons?</text:p>
          </table:table-cell>
          <table:table-cell table:formula="of:=[.B62]&amp;[.C62]&amp;[.D62]" office:value-type="string" office:string-value="What are Drosophila PLP_R neurons?" calcext:value-type="string">
            <text:p>What are Drosophila PLP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2]" office:value-type="string" office:string-value="PLP_R" calcext:value-type="string">
            <text:p>PLP_R</text:p>
          </table:table-cell>
          <table:table-cell office:value-type="string" calcext:value-type="string">
            <text:p><text:s/>neurons excitatory or inhibitory?</text:p>
          </table:table-cell>
          <table:table-cell table:formula="of:=[.I62]&amp;[.J62]&amp;[.K62]" office:value-type="string" office:string-value="Are Drosophila PLP_R neurons excitatory or inhibitory?" calcext:value-type="string">
            <text:p>Are Drosophila PLP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_L</text:p>
          </table:table-cell>
          <table:table-cell office:value-type="string" calcext:value-type="string">
            <text:p>What are Drosophila </text:p>
          </table:table-cell>
          <table:table-cell table:formula="of:=[.A63]" office:value-type="string" office:string-value="ATL_L" calcext:value-type="string">
            <text:p>ATL_L</text:p>
          </table:table-cell>
          <table:table-cell office:value-type="string" calcext:value-type="string">
            <text:p><text:s/>neurons?</text:p>
          </table:table-cell>
          <table:table-cell table:formula="of:=[.B63]&amp;[.C63]&amp;[.D63]" office:value-type="string" office:string-value="What are Drosophila ATL_L neurons?" calcext:value-type="string">
            <text:p>What are Drosophila ATL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3]" office:value-type="string" office:string-value="ATL_L" calcext:value-type="string">
            <text:p>ATL_L</text:p>
          </table:table-cell>
          <table:table-cell office:value-type="string" calcext:value-type="string">
            <text:p><text:s/>neurons excitatory or inhibitory?</text:p>
          </table:table-cell>
          <table:table-cell table:formula="of:=[.I63]&amp;[.J63]&amp;[.K63]" office:value-type="string" office:string-value="Are Drosophila ATL_L neurons excitatory or inhibitory?" calcext:value-type="string">
            <text:p>Are Drosophila ATL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VL_R</text:p>
          </table:table-cell>
          <table:table-cell office:value-type="string" calcext:value-type="string">
            <text:p>What are Drosophila </text:p>
          </table:table-cell>
          <table:table-cell table:formula="of:=[.A64]" office:value-type="string" office:string-value="MB_VL_R" calcext:value-type="string">
            <text:p>MB_VL_R</text:p>
          </table:table-cell>
          <table:table-cell office:value-type="string" calcext:value-type="string">
            <text:p><text:s/>neurons?</text:p>
          </table:table-cell>
          <table:table-cell table:formula="of:=[.B64]&amp;[.C64]&amp;[.D64]" office:value-type="string" office:string-value="What are Drosophila MB_VL_R neurons?" calcext:value-type="string">
            <text:p>What are Drosophila MB_VL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4]" office:value-type="string" office:string-value="MB_VL_R" calcext:value-type="string">
            <text:p>MB_VL_R</text:p>
          </table:table-cell>
          <table:table-cell office:value-type="string" calcext:value-type="string">
            <text:p><text:s/>neurons excitatory or inhibitory?</text:p>
          </table:table-cell>
          <table:table-cell table:formula="of:=[.I64]&amp;[.J64]&amp;[.K64]" office:value-type="string" office:string-value="Are Drosophila MB_VL_R neurons excitatory or inhibitory?" calcext:value-type="string">
            <text:p>Are Drosophila MB_VL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_R</text:p>
          </table:table-cell>
          <table:table-cell office:value-type="string" calcext:value-type="string">
            <text:p>What are Drosophila </text:p>
          </table:table-cell>
          <table:table-cell table:formula="of:=[.A65]" office:value-type="string" office:string-value="IB_R" calcext:value-type="string">
            <text:p>IB_R</text:p>
          </table:table-cell>
          <table:table-cell office:value-type="string" calcext:value-type="string">
            <text:p><text:s/>neurons?</text:p>
          </table:table-cell>
          <table:table-cell table:formula="of:=[.B65]&amp;[.C65]&amp;[.D65]" office:value-type="string" office:string-value="What are Drosophila IB_R neurons?" calcext:value-type="string">
            <text:p>What are Drosophila IB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5]" office:value-type="string" office:string-value="IB_R" calcext:value-type="string">
            <text:p>IB_R</text:p>
          </table:table-cell>
          <table:table-cell office:value-type="string" calcext:value-type="string">
            <text:p><text:s/>neurons excitatory or inhibitory?</text:p>
          </table:table-cell>
          <table:table-cell table:formula="of:=[.I65]&amp;[.J65]&amp;[.K65]" office:value-type="string" office:string-value="Are Drosophila IB_R neurons excitatory or inhibitory?" calcext:value-type="string">
            <text:p>Are Drosophila IB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LP_R</text:p>
          </table:table-cell>
          <table:table-cell office:value-type="string" calcext:value-type="string">
            <text:p>What are Drosophila </text:p>
          </table:table-cell>
          <table:table-cell table:formula="of:=[.A66]" office:value-type="string" office:string-value="PVLP_R" calcext:value-type="string">
            <text:p>PVLP_R</text:p>
          </table:table-cell>
          <table:table-cell office:value-type="string" calcext:value-type="string">
            <text:p><text:s/>neurons?</text:p>
          </table:table-cell>
          <table:table-cell table:formula="of:=[.B66]&amp;[.C66]&amp;[.D66]" office:value-type="string" office:string-value="What are Drosophila PVLP_R neurons?" calcext:value-type="string">
            <text:p>What are Drosophila PVLP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6]" office:value-type="string" office:string-value="PVLP_R" calcext:value-type="string">
            <text:p>PVLP_R</text:p>
          </table:table-cell>
          <table:table-cell office:value-type="string" calcext:value-type="string">
            <text:p><text:s/>neurons excitatory or inhibitory?</text:p>
          </table:table-cell>
          <table:table-cell table:formula="of:=[.I66]&amp;[.J66]&amp;[.K66]" office:value-type="string" office:string-value="Are Drosophila PVLP_R neurons excitatory or inhibitory?" calcext:value-type="string">
            <text:p>Are Drosophila PVLP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_R</text:p>
          </table:table-cell>
          <table:table-cell office:value-type="string" calcext:value-type="string">
            <text:p>What are Drosophila </text:p>
          </table:table-cell>
          <table:table-cell table:formula="of:=[.A67]" office:value-type="string" office:string-value="SPS_R" calcext:value-type="string">
            <text:p>SPS_R</text:p>
          </table:table-cell>
          <table:table-cell office:value-type="string" calcext:value-type="string">
            <text:p><text:s/>neurons?</text:p>
          </table:table-cell>
          <table:table-cell table:formula="of:=[.B67]&amp;[.C67]&amp;[.D67]" office:value-type="string" office:string-value="What are Drosophila SPS_R neurons?" calcext:value-type="string">
            <text:p>What are Drosophila SPS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7]" office:value-type="string" office:string-value="SPS_R" calcext:value-type="string">
            <text:p>SPS_R</text:p>
          </table:table-cell>
          <table:table-cell office:value-type="string" calcext:value-type="string">
            <text:p><text:s/>neurons excitatory or inhibitory?</text:p>
          </table:table-cell>
          <table:table-cell table:formula="of:=[.I67]&amp;[.J67]&amp;[.K67]" office:value-type="string" office:string-value="Are Drosophila SPS_R neurons excitatory or inhibitory?" calcext:value-type="string">
            <text:p>Are Drosophila SPS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_L</text:p>
          </table:table-cell>
          <table:table-cell office:value-type="string" calcext:value-type="string">
            <text:p>What are Drosophila </text:p>
          </table:table-cell>
          <table:table-cell table:formula="of:=[.A68]" office:value-type="string" office:string-value="BU_L" calcext:value-type="string">
            <text:p>BU_L</text:p>
          </table:table-cell>
          <table:table-cell office:value-type="string" calcext:value-type="string">
            <text:p><text:s/>neurons?</text:p>
          </table:table-cell>
          <table:table-cell table:formula="of:=[.B68]&amp;[.C68]&amp;[.D68]" office:value-type="string" office:string-value="What are Drosophila BU_L neurons?" calcext:value-type="string">
            <text:p>What are Drosophila BU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8]" office:value-type="string" office:string-value="BU_L" calcext:value-type="string">
            <text:p>BU_L</text:p>
          </table:table-cell>
          <table:table-cell office:value-type="string" calcext:value-type="string">
            <text:p><text:s/>neurons excitatory or inhibitory?</text:p>
          </table:table-cell>
          <table:table-cell table:formula="of:=[.I68]&amp;[.J68]&amp;[.K68]" office:value-type="string" office:string-value="Are Drosophila BU_L neurons excitatory or inhibitory?" calcext:value-type="string">
            <text:p>Are Drosophila BU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_L</text:p>
          </table:table-cell>
          <table:table-cell office:value-type="string" calcext:value-type="string">
            <text:p>What are Drosophila </text:p>
          </table:table-cell>
          <table:table-cell table:formula="of:=[.A69]" office:value-type="string" office:string-value="WED_L" calcext:value-type="string">
            <text:p>WED_L</text:p>
          </table:table-cell>
          <table:table-cell office:value-type="string" calcext:value-type="string">
            <text:p><text:s/>neurons?</text:p>
          </table:table-cell>
          <table:table-cell table:formula="of:=[.B69]&amp;[.C69]&amp;[.D69]" office:value-type="string" office:string-value="What are Drosophila WED_L neurons?" calcext:value-type="string">
            <text:p>What are Drosophila WED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69]" office:value-type="string" office:string-value="WED_L" calcext:value-type="string">
            <text:p>WED_L</text:p>
          </table:table-cell>
          <table:table-cell office:value-type="string" calcext:value-type="string">
            <text:p><text:s/>neurons excitatory or inhibitory?</text:p>
          </table:table-cell>
          <table:table-cell table:formula="of:=[.I69]&amp;[.J69]&amp;[.K69]" office:value-type="string" office:string-value="Are Drosophila WED_L neurons excitatory or inhibitory?" calcext:value-type="string">
            <text:p>Are Drosophila WED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_L</text:p>
          </table:table-cell>
          <table:table-cell office:value-type="string" calcext:value-type="string">
            <text:p>What are Drosophila </text:p>
          </table:table-cell>
          <table:table-cell table:formula="of:=[.A70]" office:value-type="string" office:string-value="PLP_L" calcext:value-type="string">
            <text:p>PLP_L</text:p>
          </table:table-cell>
          <table:table-cell office:value-type="string" calcext:value-type="string">
            <text:p><text:s/>neurons?</text:p>
          </table:table-cell>
          <table:table-cell table:formula="of:=[.B70]&amp;[.C70]&amp;[.D70]" office:value-type="string" office:string-value="What are Drosophila PLP_L neurons?" calcext:value-type="string">
            <text:p>What are Drosophila PLP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0]" office:value-type="string" office:string-value="PLP_L" calcext:value-type="string">
            <text:p>PLP_L</text:p>
          </table:table-cell>
          <table:table-cell office:value-type="string" calcext:value-type="string">
            <text:p><text:s/>neurons excitatory or inhibitory?</text:p>
          </table:table-cell>
          <table:table-cell table:formula="of:=[.I70]&amp;[.J70]&amp;[.K70]" office:value-type="string" office:string-value="Are Drosophila PLP_L neurons excitatory or inhibitory?" calcext:value-type="string">
            <text:p>Are Drosophila PLP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_ML_R</text:p>
          </table:table-cell>
          <table:table-cell office:value-type="string" calcext:value-type="string">
            <text:p>What are Drosophila </text:p>
          </table:table-cell>
          <table:table-cell table:formula="of:=[.A71]" office:value-type="string" office:string-value="MB_ML_R" calcext:value-type="string">
            <text:p>MB_ML_R</text:p>
          </table:table-cell>
          <table:table-cell office:value-type="string" calcext:value-type="string">
            <text:p><text:s/>neurons?</text:p>
          </table:table-cell>
          <table:table-cell table:formula="of:=[.B71]&amp;[.C71]&amp;[.D71]" office:value-type="string" office:string-value="What are Drosophila MB_ML_R neurons?" calcext:value-type="string">
            <text:p>What are Drosophila MB_ML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1]" office:value-type="string" office:string-value="MB_ML_R" calcext:value-type="string">
            <text:p>MB_ML_R</text:p>
          </table:table-cell>
          <table:table-cell office:value-type="string" calcext:value-type="string">
            <text:p><text:s/>neurons excitatory or inhibitory?</text:p>
          </table:table-cell>
          <table:table-cell table:formula="of:=[.I71]&amp;[.J71]&amp;[.K71]" office:value-type="string" office:string-value="Are Drosophila MB_ML_R neurons excitatory or inhibitory?" calcext:value-type="string">
            <text:p>Are Drosophila MB_ML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_R</text:p>
          </table:table-cell>
          <table:table-cell office:value-type="string" calcext:value-type="string">
            <text:p>What are Drosophila </text:p>
          </table:table-cell>
          <table:table-cell table:formula="of:=[.A72]" office:value-type="string" office:string-value="CRE_R" calcext:value-type="string">
            <text:p>CRE_R</text:p>
          </table:table-cell>
          <table:table-cell office:value-type="string" calcext:value-type="string">
            <text:p><text:s/>neurons?</text:p>
          </table:table-cell>
          <table:table-cell table:formula="of:=[.B72]&amp;[.C72]&amp;[.D72]" office:value-type="string" office:string-value="What are Drosophila CRE_R neurons?" calcext:value-type="string">
            <text:p>What are Drosophila CRE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2]" office:value-type="string" office:string-value="CRE_R" calcext:value-type="string">
            <text:p>CRE_R</text:p>
          </table:table-cell>
          <table:table-cell office:value-type="string" calcext:value-type="string">
            <text:p><text:s/>neurons excitatory or inhibitory?</text:p>
          </table:table-cell>
          <table:table-cell table:formula="of:=[.I72]&amp;[.J72]&amp;[.K72]" office:value-type="string" office:string-value="Are Drosophila CRE_R neurons excitatory or inhibitory?" calcext:value-type="string">
            <text:p>Are Drosophila CRE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_R</text:p>
          </table:table-cell>
          <table:table-cell office:value-type="string" calcext:value-type="string">
            <text:p>What are Drosophila </text:p>
          </table:table-cell>
          <table:table-cell table:formula="of:=[.A73]" office:value-type="string" office:string-value="IPS_R" calcext:value-type="string">
            <text:p>IPS_R</text:p>
          </table:table-cell>
          <table:table-cell office:value-type="string" calcext:value-type="string">
            <text:p><text:s/>neurons?</text:p>
          </table:table-cell>
          <table:table-cell table:formula="of:=[.B73]&amp;[.C73]&amp;[.D73]" office:value-type="string" office:string-value="What are Drosophila IPS_R neurons?" calcext:value-type="string">
            <text:p>What are Drosophila IPS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3]" office:value-type="string" office:string-value="IPS_R" calcext:value-type="string">
            <text:p>IPS_R</text:p>
          </table:table-cell>
          <table:table-cell office:value-type="string" calcext:value-type="string">
            <text:p><text:s/>neurons excitatory or inhibitory?</text:p>
          </table:table-cell>
          <table:table-cell table:formula="of:=[.I73]&amp;[.J73]&amp;[.K73]" office:value-type="string" office:string-value="Are Drosophila IPS_R neurons excitatory or inhibitory?" calcext:value-type="string">
            <text:p>Are Drosophila IPS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_L</text:p>
          </table:table-cell>
          <table:table-cell office:value-type="string" calcext:value-type="string">
            <text:p>What are Drosophila </text:p>
          </table:table-cell>
          <table:table-cell table:formula="of:=[.A74]" office:value-type="string" office:string-value="SPS_L" calcext:value-type="string">
            <text:p>SPS_L</text:p>
          </table:table-cell>
          <table:table-cell office:value-type="string" calcext:value-type="string">
            <text:p><text:s/>neurons?</text:p>
          </table:table-cell>
          <table:table-cell table:formula="of:=[.B74]&amp;[.C74]&amp;[.D74]" office:value-type="string" office:string-value="What are Drosophila SPS_L neurons?" calcext:value-type="string">
            <text:p>What are Drosophila SPS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4]" office:value-type="string" office:string-value="SPS_L" calcext:value-type="string">
            <text:p>SPS_L</text:p>
          </table:table-cell>
          <table:table-cell office:value-type="string" calcext:value-type="string">
            <text:p><text:s/>neurons excitatory or inhibitory?</text:p>
          </table:table-cell>
          <table:table-cell table:formula="of:=[.I74]&amp;[.J74]&amp;[.K74]" office:value-type="string" office:string-value="Are Drosophila SPS_L neurons excitatory or inhibitory?" calcext:value-type="string">
            <text:p>Are Drosophila SPS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_L</text:p>
          </table:table-cell>
          <table:table-cell office:value-type="string" calcext:value-type="string">
            <text:p>What are Drosophila </text:p>
          </table:table-cell>
          <table:table-cell table:formula="of:=[.A75]" office:value-type="string" office:string-value="LA_L" calcext:value-type="string">
            <text:p>LA_L</text:p>
          </table:table-cell>
          <table:table-cell office:value-type="string" calcext:value-type="string">
            <text:p><text:s/>neurons?</text:p>
          </table:table-cell>
          <table:table-cell table:formula="of:=[.B75]&amp;[.C75]&amp;[.D75]" office:value-type="string" office:string-value="What are Drosophila LA_L neurons?" calcext:value-type="string">
            <text:p>What are Drosophila LA_L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5]" office:value-type="string" office:string-value="LA_L" calcext:value-type="string">
            <text:p>LA_L</text:p>
          </table:table-cell>
          <table:table-cell office:value-type="string" calcext:value-type="string">
            <text:p><text:s/>neurons excitatory or inhibitory?</text:p>
          </table:table-cell>
          <table:table-cell table:formula="of:=[.I75]&amp;[.J75]&amp;[.K75]" office:value-type="string" office:string-value="Are Drosophila LA_L neurons excitatory or inhibitory?" calcext:value-type="string">
            <text:p>Are Drosophila LA_L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_R</text:p>
          </table:table-cell>
          <table:table-cell office:value-type="string" calcext:value-type="string">
            <text:p>What are Drosophila </text:p>
          </table:table-cell>
          <table:table-cell table:formula="of:=[.A76]" office:value-type="string" office:string-value="ATL_R" calcext:value-type="string">
            <text:p>ATL_R</text:p>
          </table:table-cell>
          <table:table-cell office:value-type="string" calcext:value-type="string">
            <text:p><text:s/>neurons?</text:p>
          </table:table-cell>
          <table:table-cell table:formula="of:=[.B76]&amp;[.C76]&amp;[.D76]" office:value-type="string" office:string-value="What are Drosophila ATL_R neurons?" calcext:value-type="string">
            <text:p>What are Drosophila ATL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6]" office:value-type="string" office:string-value="ATL_R" calcext:value-type="string">
            <text:p>ATL_R</text:p>
          </table:table-cell>
          <table:table-cell office:value-type="string" calcext:value-type="string">
            <text:p><text:s/>neurons excitatory or inhibitory?</text:p>
          </table:table-cell>
          <table:table-cell table:formula="of:=[.I76]&amp;[.J76]&amp;[.K76]" office:value-type="string" office:string-value="Are Drosophila ATL_R neurons excitatory or inhibitory?" calcext:value-type="string">
            <text:p>Are Drosophila ATL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G</text:p>
          </table:table-cell>
          <table:table-cell office:value-type="string" calcext:value-type="string">
            <text:p>What are Drosophila </text:p>
          </table:table-cell>
          <table:table-cell table:formula="of:=[.A77]" office:value-type="string" office:string-value="OCG" calcext:value-type="string">
            <text:p>OCG</text:p>
          </table:table-cell>
          <table:table-cell office:value-type="string" calcext:value-type="string">
            <text:p><text:s/>neurons?</text:p>
          </table:table-cell>
          <table:table-cell table:formula="of:=[.B77]&amp;[.C77]&amp;[.D77]" office:value-type="string" office:string-value="What are Drosophila OCG neurons?" calcext:value-type="string">
            <text:p>What are Drosophila OCG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7]" office:value-type="string" office:string-value="OCG" calcext:value-type="string">
            <text:p>OCG</text:p>
          </table:table-cell>
          <table:table-cell office:value-type="string" calcext:value-type="string">
            <text:p><text:s/>neurons excitatory or inhibitory?</text:p>
          </table:table-cell>
          <table:table-cell table:formula="of:=[.I77]&amp;[.J77]&amp;[.K77]" office:value-type="string" office:string-value="Are Drosophila OCG neurons excitatory or inhibitory?" calcext:value-type="string">
            <text:p>Are Drosophila OCG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What are Drosophila </text:p>
          </table:table-cell>
          <table:table-cell table:formula="of:=[.A78]" office:value-type="string" office:string-value="PB" calcext:value-type="string">
            <text:p>PB</text:p>
          </table:table-cell>
          <table:table-cell office:value-type="string" calcext:value-type="string">
            <text:p><text:s/>neurons?</text:p>
          </table:table-cell>
          <table:table-cell table:formula="of:=[.B78]&amp;[.C78]&amp;[.D78]" office:value-type="string" office:string-value="What are Drosophila PB neurons?" calcext:value-type="string">
            <text:p>What are Drosophila PB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8]" office:value-type="string" office:string-value="PB" calcext:value-type="string">
            <text:p>PB</text:p>
          </table:table-cell>
          <table:table-cell office:value-type="string" calcext:value-type="string">
            <text:p><text:s/>neurons excitatory or inhibitory?</text:p>
          </table:table-cell>
          <table:table-cell table:formula="of:=[.I78]&amp;[.J78]&amp;[.K78]" office:value-type="string" office:string-value="Are Drosophila PB neurons excitatory or inhibitory?" calcext:value-type="string">
            <text:p>Are Drosophila PB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A_R</text:p>
          </table:table-cell>
          <table:table-cell office:value-type="string" calcext:value-type="string">
            <text:p>What are Drosophila </text:p>
          </table:table-cell>
          <table:table-cell table:formula="of:=[.A79]" office:value-type="string" office:string-value="EPA_R" calcext:value-type="string">
            <text:p>EPA_R</text:p>
          </table:table-cell>
          <table:table-cell office:value-type="string" calcext:value-type="string">
            <text:p><text:s/>neurons?</text:p>
          </table:table-cell>
          <table:table-cell table:formula="of:=[.B79]&amp;[.C79]&amp;[.D79]" office:value-type="string" office:string-value="What are Drosophila EPA_R neurons?" calcext:value-type="string">
            <text:p>What are Drosophila EPA_R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79]" office:value-type="string" office:string-value="EPA_R" calcext:value-type="string">
            <text:p>EPA_R</text:p>
          </table:table-cell>
          <table:table-cell office:value-type="string" calcext:value-type="string">
            <text:p><text:s/>neurons excitatory or inhibitory?</text:p>
          </table:table-cell>
          <table:table-cell table:formula="of:=[.I79]&amp;[.J79]&amp;[.K79]" office:value-type="string" office:string-value="Are Drosophila EPA_R neurons excitatory or inhibitory?" calcext:value-type="string">
            <text:p>Are Drosophila EPA_R neurons excitatory or inhibitor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SGD</text:p>
          </table:table-cell>
          <table:table-cell office:value-type="string" calcext:value-type="string">
            <text:p>What are Drosophila </text:p>
          </table:table-cell>
          <table:table-cell table:formula="of:=[.A80]" office:value-type="string" office:string-value="UNASGD" calcext:value-type="string">
            <text:p>UNASGD</text:p>
          </table:table-cell>
          <table:table-cell office:value-type="string" calcext:value-type="string">
            <text:p><text:s/>neurons?</text:p>
          </table:table-cell>
          <table:table-cell table:formula="of:=[.B80]&amp;[.C80]&amp;[.D80]" office:value-type="string" office:string-value="What are Drosophila UNASGD neurons?" calcext:value-type="string">
            <text:p>What are Drosophila UNASGD neurons?</text:p>
          </table:table-cell>
          <table:table-cell table:number-columns-repeated="3"/>
          <table:table-cell office:value-type="string" calcext:value-type="string">
            <text:p>Are Drosophila </text:p>
          </table:table-cell>
          <table:table-cell table:formula="of:=[.C80]" office:value-type="string" office:string-value="UNASGD" calcext:value-type="string">
            <text:p>UNASGD</text:p>
          </table:table-cell>
          <table:table-cell office:value-type="string" calcext:value-type="string">
            <text:p><text:s/>neurons excitatory or inhibitory?</text:p>
          </table:table-cell>
          <table:table-cell table:formula="of:=[.I80]&amp;[.J80]&amp;[.K80]" office:value-type="string" office:string-value="Are Drosophila UNASGD neurons excitatory or inhibitory?" calcext:value-type="string">
            <text:p>Are Drosophila UNASGD neurons excitatory or inhibitory?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3" office:value-type="string" calcext:value-type="string">
            <text:p>ke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0=inhibitor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1=excitator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2 =either (inhibit or excite)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3 =unknown (inhibit or excite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20:04:57.873296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09:02:59.223351682</meta:creation-date>
    <dc:date>2023-07-03T20:05:03.596580994</dc:date>
    <meta:editing-duration>PT2H8M29S</meta:editing-duration>
    <meta:editing-cycles>64</meta:editing-cycles>
    <meta:generator>LibreOffice/6.4.7.2$Linux_X86_64 LibreOffice_project/40$Build-2</meta:generator>
    <meta:document-statistic meta:table-count="1" meta:cell-count="752" meta:object-count="0"/>
  </office:meta>
</office:document-meta>
</file>